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_202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 - 2021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489.94" table:style-name="ce14">
            <text:p><text:s/>2.489,94<text:s/></text:p>
          </table:table-cell>
          <table:table-cell office:value-type="float" office:value="8849860.0099999998" table:style-name="ce14">
            <text:p><text:s/>8.849.860,01<text:s/></text:p>
          </table:table-cell>
          <table:table-cell office:value-type="float" office:value="63119032.770000003" table:style-name="ce14">
            <text:p><text:s/>63.119.032,77<text:s/></text:p>
          </table:table-cell>
          <table:table-cell office:value-type="float" office:value="252703.72" table:style-name="ce14">
            <text:p><text:s/>252.703,72<text:s/></text:p>
          </table:table-cell>
          <table:table-cell office:value-type="float" office:value="106351925.8" table:style-name="ce14">
            <text:p><text:s/>106.351.925,80<text:s/></text:p>
          </table:table-cell>
          <table:table-cell office:value-type="float" office:value="84209472.680000007" table:style-name="ce14">
            <text:p><text:s/>84.209.472,68<text:s/></text:p>
          </table:table-cell>
          <table:table-cell office:value-type="float" office:value="2750381.6" table:style-name="ce14">
            <text:p><text:s/>2.750.381,60<text:s/></text:p>
          </table:table-cell>
          <table:table-cell office:value-type="float" office:value="207829447.19" table:style-name="ce14">
            <text:p><text:s/>207.829.447,19<text:s/></text:p>
          </table:table-cell>
          <table:table-cell office:value-type="float" office:value="37233758.25" table:style-name="ce14">
            <text:p><text:s/>37.233.758,25<text:s/></text:p>
          </table:table-cell>
          <table:table-cell office:value-type="float" office:value="7823847.1799999997" table:style-name="ce14">
            <text:p><text:s/>7.823.847,18<text:s/></text:p>
          </table:table-cell>
          <table:table-cell office:value-type="float" office:value="159408983.81999999" table:style-name="ce14">
            <text:p><text:s/>159.408.983,82<text:s/></text:p>
          </table:table-cell>
          <table:table-cell office:value-type="float" office:value="344061.34" table:style-name="ce14">
            <text:p><text:s/>344.061,34<text:s/></text:p>
          </table:table-cell>
          <table:table-cell office:value-type="float" office:value="4971051.3" table:style-name="ce14">
            <text:p><text:s/>4.971.051,30<text:s/></text:p>
          </table:table-cell>
          <table:table-cell office:value-type="float" office:value="14918689.73" table:style-name="ce14">
            <text:p><text:s/>14.918.689,73<text:s/></text:p>
          </table:table-cell>
          <table:table-cell office:value-type="float" office:value="4201247.4800000004" table:style-name="ce14">
            <text:p><text:s/>4.201.247,48<text:s/></text:p>
          </table:table-cell>
          <table:table-cell office:value-type="float" office:value="122883039.95999999" table:style-name="ce14">
            <text:p><text:s/>122.883.039,96<text:s/></text:p>
          </table:table-cell>
          <table:table-cell office:value-type="float" office:value="4126.67" table:style-name="ce14">
            <text:p><text:s/>4.126,67<text:s/></text:p>
          </table:table-cell>
          <table:table-cell office:value-type="float" office:value="399670379.63" table:style-name="ce14">
            <text:p><text:s/>399.670.379,63<text:s/></text:p>
          </table:table-cell>
          <table:table-cell office:value-type="float" office:value="266699868.25" table:style-name="ce14">
            <text:p><text:s/>266.699.868,25<text:s/></text:p>
          </table:table-cell>
          <table:table-cell office:value-type="float" office:value="130140.54" table:style-name="ce14">
            <text:p><text:s/>130.140,54<text:s/></text:p>
          </table:table-cell>
          <table:table-cell office:value-type="float" office:value="1635840.32" table:style-name="ce14">
            <text:p><text:s/>1.635.840,32<text:s/></text:p>
          </table:table-cell>
          <table:table-cell office:value-type="float" office:value="48159.13" table:style-name="ce14">
            <text:p><text:s/>48.159,13<text:s/></text:p>
          </table:table-cell>
          <table:table-cell office:value-type="float" office:value="131504026.42" table:style-name="ce14">
            <text:p><text:s/>131.504.026,42<text:s/></text:p>
          </table:table-cell>
          <table:table-cell office:value-type="float" office:value="1105443616.8299999" table:style-name="ce14">
            <text:p><text:s/>1.105.443.616,83<text:s/></text:p>
          </table:table-cell>
          <table:table-cell office:value-type="float" office:value="24071.17" table:style-name="ce14">
            <text:p><text:s/>24.071,17<text:s/></text:p>
          </table:table-cell>
          <table:table-cell office:value-type="float" office:value="2087253605.1500001" table:style-name="ce14">
            <text:p><text:s/>2.087.253.605,15<text:s/></text:p>
          </table:table-cell>
          <table:table-cell office:value-type="float" office:value="104.51" table:style-name="ce14">
            <text:p><text:s/>104,51<text:s/></text:p>
          </table:table-cell>
          <table:table-cell office:value-type="float" office:value="4817563931.3900013" table:style-name="ce15">
            <text:p><text:s/>4.817.563.931,3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2.21" table:style-name="ce16">
            <text:p>-2,21<text:s/></text:p>
          </table:table-cell>
          <table:table-cell office:value-type="float" office:value="1588.9" table:style-name="ce16">
            <text:p><text:s/>1.588,90<text:s/></text:p>
          </table:table-cell>
          <table:table-cell office:value-type="float" office:value="-3.17" table:style-name="ce16">
            <text:p>-3,1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5.51" table:style-name="ce16">
            <text:p><text:s/>145,51<text:s/></text:p>
          </table:table-cell>
          <table:table-cell office:value-type="float" office:value="-17.600000000000001" table:style-name="ce16">
            <text:p>-17,60<text:s/></text:p>
          </table:table-cell>
          <table:table-cell office:value-type="float" office:value="-121.7" table:style-name="ce16">
            <text:p>-121,70<text:s/></text:p>
          </table:table-cell>
          <table:table-cell office:value-type="float" office:value="-315.83" table:style-name="ce16">
            <text:p>-315,83<text:s/></text:p>
          </table:table-cell>
          <table:table-cell office:value-type="float" office:value="2068.21" table:style-name="ce16">
            <text:p><text:s/>2.068,21<text:s/></text:p>
          </table:table-cell>
          <table:table-cell office:value-type="float" office:value="-4.7699999999999996" table:style-name="ce16">
            <text:p>-4,77<text:s/></text:p>
          </table:table-cell>
          <table:table-cell office:value-type="float" office:value="-1215.3499999999999" table:style-name="ce16">
            <text:p>-1.215,35<text:s/></text:p>
          </table:table-cell>
          <table:table-cell office:value-type="float" office:value="-21.24" table:style-name="ce16">
            <text:p>-21,24<text:s/></text:p>
          </table:table-cell>
          <table:table-cell office:value-type="float" office:value="-5.32" table:style-name="ce16">
            <text:p>-5,32<text:s/></text:p>
          </table:table-cell>
          <table:table-cell office:value-type="float" office:value="549.80999999999995" table:style-name="ce16">
            <text:p><text:s/>549,81<text:s/></text:p>
          </table:table-cell>
          <table:table-cell office:value-type="float" office:value="-1712.67" table:style-name="ce16">
            <text:p>-1.712,67<text:s/></text:p>
          </table:table-cell>
          <table:table-cell office:value-type="float" office:value="5934.2" table:style-name="ce16">
            <text:p><text:s/>5.934,20<text:s/></text:p>
          </table:table-cell>
          <table:table-cell office:value-type="float" office:value="-3.4" table:style-name="ce16">
            <text:p>-3,40<text:s/></text:p>
          </table:table-cell>
          <table:table-cell office:value-type="float" office:value="141462.15" table:style-name="ce16">
            <text:p><text:s/>141.462,15<text:s/></text:p>
          </table:table-cell>
          <table:table-cell office:value-type="float" office:value="-1164.46" table:style-name="ce16">
            <text:p>-1.164,46<text:s/></text:p>
          </table:table-cell>
          <table:table-cell office:value-type="float" office:value="-3.51" table:style-name="ce16">
            <text:p>-3,51<text:s/></text:p>
          </table:table-cell>
          <table:table-cell office:value-type="float" office:value="-54.92" table:style-name="ce16">
            <text:p>-54,9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4214.53" table:style-name="ce16">
            <text:p><text:s/>44.214,53<text:s/></text:p>
          </table:table-cell>
          <table:table-cell office:value-type="float" office:value="33057.29" table:style-name="ce16">
            <text:p><text:s/>33.057,29<text:s/></text:p>
          </table:table-cell>
          <table:table-cell office:value-type="float" office:value="-2.0099999999999998" table:style-name="ce16">
            <text:p>-2,01<text:s/></text:p>
          </table:table-cell>
          <table:table-cell office:value-type="float" office:value="343722.2" table:style-name="ce16">
            <text:p><text:s/>343.722,20<text:s/></text:p>
          </table:table-cell>
          <table:table-cell office:value-type="float" office:value="-3.27" table:style-name="ce16">
            <text:p>-3,27<text:s/></text:p>
          </table:table-cell>
          <table:table-cell office:value-type="float" office:value="568091.37" table:style-name="ce17">
            <text:p><text:s/>568.091,3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86630.17" table:style-name="ce16">
            <text:p><text:s/>386.630,17<text:s/></text:p>
          </table:table-cell>
          <table:table-cell office:value-type="float" office:value="10075640.6" table:style-name="ce16">
            <text:p><text:s/>10.075.640,60<text:s/></text:p>
          </table:table-cell>
          <table:table-cell office:value-type="float" office:value="17253627.27" table:style-name="ce16">
            <text:p><text:s/>17.253.627,27<text:s/></text:p>
          </table:table-cell>
          <table:table-cell office:value-type="float" office:value="162538.13" table:style-name="ce16">
            <text:p><text:s/>162.538,13<text:s/></text:p>
          </table:table-cell>
          <table:table-cell office:value-type="float" office:value="154808371.74000001" table:style-name="ce16">
            <text:p><text:s/>154.808.371,74<text:s/></text:p>
          </table:table-cell>
          <table:table-cell office:value-type="float" office:value="90629776.069999993" table:style-name="ce16">
            <text:p><text:s/>90.629.776,07<text:s/></text:p>
          </table:table-cell>
          <table:table-cell office:value-type="float" office:value="4871613.03" table:style-name="ce16">
            <text:p><text:s/>4.871.613,03<text:s/></text:p>
          </table:table-cell>
          <table:table-cell office:value-type="float" office:value="252746333.91" table:style-name="ce16">
            <text:p><text:s/>252.746.333,91<text:s/></text:p>
          </table:table-cell>
          <table:table-cell office:value-type="float" office:value="44784448.280000001" table:style-name="ce16">
            <text:p><text:s/>44.784.448,28<text:s/></text:p>
          </table:table-cell>
          <table:table-cell office:value-type="float" office:value="5774003.4199999999" table:style-name="ce16">
            <text:p><text:s/>5.774.003,42<text:s/></text:p>
          </table:table-cell>
          <table:table-cell office:value-type="float" office:value="724913599.07000005" table:style-name="ce16">
            <text:p><text:s/>724.913.599,07<text:s/></text:p>
          </table:table-cell>
          <table:table-cell office:value-type="float" office:value="10223321.75" table:style-name="ce16">
            <text:p><text:s/>10.223.321,75<text:s/></text:p>
          </table:table-cell>
          <table:table-cell office:value-type="float" office:value="9882186.0500000007" table:style-name="ce16">
            <text:p><text:s/>9.882.186,05<text:s/></text:p>
          </table:table-cell>
          <table:table-cell office:value-type="float" office:value="30569085.920000002" table:style-name="ce16">
            <text:p><text:s/>30.569.085,92<text:s/></text:p>
          </table:table-cell>
          <table:table-cell office:value-type="float" office:value="11953472.15" table:style-name="ce16">
            <text:p><text:s/>11.953.472,15<text:s/></text:p>
          </table:table-cell>
          <table:table-cell office:value-type="float" office:value="143310280.12" table:style-name="ce16">
            <text:p><text:s/>143.310.280,12<text:s/></text:p>
          </table:table-cell>
          <table:table-cell office:value-type="float" office:value="3296654.14" table:style-name="ce16">
            <text:p><text:s/>3.296.654,14<text:s/></text:p>
          </table:table-cell>
          <table:table-cell office:value-type="float" office:value="361682306.39999998" table:style-name="ce16">
            <text:p><text:s/>361.682.306,40<text:s/></text:p>
          </table:table-cell>
          <table:table-cell office:value-type="float" office:value="312429429.44999999" table:style-name="ce16">
            <text:p><text:s/>312.429.429,45<text:s/></text:p>
          </table:table-cell>
          <table:table-cell office:value-type="float" office:value="6100770.6500000004" table:style-name="ce16">
            <text:p><text:s/>6.100.770,65<text:s/></text:p>
          </table:table-cell>
          <table:table-cell office:value-type="float" office:value="5200380.26" table:style-name="ce16">
            <text:p><text:s/>5.200.380,26<text:s/></text:p>
          </table:table-cell>
          <table:table-cell office:value-type="float" office:value="65844.25" table:style-name="ce16">
            <text:p><text:s/>65.844,25<text:s/></text:p>
          </table:table-cell>
          <table:table-cell office:value-type="float" office:value="437545715.31" table:style-name="ce16">
            <text:p><text:s/>437.545.715,31<text:s/></text:p>
          </table:table-cell>
          <table:table-cell office:value-type="float" office:value="803439745.82000005" table:style-name="ce16">
            <text:p><text:s/>803.439.745,82<text:s/></text:p>
          </table:table-cell>
          <table:table-cell office:value-type="float" office:value="6796690.6500000004" table:style-name="ce16">
            <text:p><text:s/>6.796.690,65<text:s/></text:p>
          </table:table-cell>
          <table:table-cell office:value-type="float" office:value="2302009005.7600002" table:style-name="ce16">
            <text:p><text:s/>2.302.009.005,76<text:s/></text:p>
          </table:table-cell>
          <table:table-cell office:value-type="float" office:value="1326148.05" table:style-name="ce16">
            <text:p><text:s/>1.326.148,05<text:s/></text:p>
          </table:table-cell>
          <table:table-cell office:value-type="float" office:value="5752237618.420001" table:style-name="ce17">
            <text:p><text:s/>5.752.237.618,4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877.62" table:style-name="ce16">
            <text:p><text:s/>4.877,6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6080.959999999999" table:style-name="ce16">
            <text:p><text:s/>46.080,9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97696379.85000002" table:style-name="ce16">
            <text:p><text:s/>397.696.379,8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3.1" table:style-name="ce16">
            <text:p><text:s/>103,10<text:s/></text:p>
          </table:table-cell>
          <table:table-cell office:value-type="float" office:value="3206480.76" table:style-name="ce16">
            <text:p><text:s/>3.206.480,7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9158002.079999998" table:style-name="ce16">
            <text:p><text:s/>89.158.002,08<text:s/></text:p>
          </table:table-cell>
          <table:table-cell office:value-type="float" office:value="2120.06" table:style-name="ce16">
            <text:p><text:s/>2.120,0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06615.7" table:style-name="ce16">
            <text:p><text:s/>1.406.615,7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91520980.81999999" table:style-name="ce17">
            <text:p><text:s/>491.520.980,8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52844.79" table:style-name="ce16">
            <text:p><text:s/>152.844,79<text:s/></text:p>
          </table:table-cell>
          <table:table-cell office:value-type="float" office:value="1396851.68" table:style-name="ce16">
            <text:p><text:s/>1.396.851,68<text:s/></text:p>
          </table:table-cell>
          <table:table-cell office:value-type="float" office:value="2202318.7799999998" table:style-name="ce16">
            <text:p><text:s/>2.202.318,7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0313324.850000001" table:style-name="ce16">
            <text:p><text:s/>20.313.324,85<text:s/></text:p>
          </table:table-cell>
          <table:table-cell office:value-type="float" office:value="12877186.449999999" table:style-name="ce16">
            <text:p><text:s/>12.877.186,45<text:s/></text:p>
          </table:table-cell>
          <table:table-cell office:value-type="float" office:value="2953020.52" table:style-name="ce16">
            <text:p><text:s/>2.953.020,52<text:s/></text:p>
          </table:table-cell>
          <table:table-cell office:value-type="float" office:value="672754.96" table:style-name="ce16">
            <text:p><text:s/>672.754,96<text:s/></text:p>
          </table:table-cell>
          <table:table-cell office:value-type="float" office:value="8501002.5999999996" table:style-name="ce16">
            <text:p><text:s/>8.501.002,60<text:s/></text:p>
          </table:table-cell>
          <table:table-cell office:value-type="float" office:value="4034903.21" table:style-name="ce16">
            <text:p><text:s/>4.034.903,21<text:s/></text:p>
          </table:table-cell>
          <table:table-cell office:value-type="float" office:value="45372623.909999996" table:style-name="ce16">
            <text:p><text:s/>45.372.623,91<text:s/></text:p>
          </table:table-cell>
          <table:table-cell office:value-type="float" office:value="173287.04000000001" table:style-name="ce16">
            <text:p><text:s/>173.287,04<text:s/></text:p>
          </table:table-cell>
          <table:table-cell office:value-type="float" office:value="4577551.63" table:style-name="ce16">
            <text:p><text:s/>4.577.551,63<text:s/></text:p>
          </table:table-cell>
          <table:table-cell office:value-type="float" office:value="2055902.86" table:style-name="ce16">
            <text:p><text:s/>2.055.902,86<text:s/></text:p>
          </table:table-cell>
          <table:table-cell office:value-type="float" office:value="4235125.8" table:style-name="ce16">
            <text:p><text:s/>4.235.125,80<text:s/></text:p>
          </table:table-cell>
          <table:table-cell office:value-type="float" office:value="28136425.739999998" table:style-name="ce16">
            <text:p><text:s/>28.136.425,74<text:s/></text:p>
          </table:table-cell>
          <table:table-cell office:value-type="float" office:value="1316781.81" table:style-name="ce16">
            <text:p><text:s/>1.316.781,81<text:s/></text:p>
          </table:table-cell>
          <table:table-cell office:value-type="float" office:value="7837905.75" table:style-name="ce16">
            <text:p><text:s/>7.837.905,75<text:s/></text:p>
          </table:table-cell>
          <table:table-cell office:value-type="float" office:value="24581303.039999999" table:style-name="ce16">
            <text:p><text:s/>24.581.303,04<text:s/></text:p>
          </table:table-cell>
          <table:table-cell office:value-type="float" office:value="1261321.51" table:style-name="ce16">
            <text:p><text:s/>1.261.321,51<text:s/></text:p>
          </table:table-cell>
          <table:table-cell office:value-type="float" office:value="162316.54" table:style-name="ce16">
            <text:p><text:s/>162.316,5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032586.810000001" table:style-name="ce16">
            <text:p><text:s/>15.032.586,81<text:s/></text:p>
          </table:table-cell>
          <table:table-cell office:value-type="float" office:value="16712471.310000001" table:style-name="ce16">
            <text:p><text:s/>16.712.471,31<text:s/></text:p>
          </table:table-cell>
          <table:table-cell office:value-type="float" office:value="1349014.69" table:style-name="ce16">
            <text:p><text:s/>1.349.014,69<text:s/></text:p>
          </table:table-cell>
          <table:table-cell office:value-type="float" office:value="62429445.979999997" table:style-name="ce16">
            <text:p><text:s/>62.429.445,98<text:s/></text:p>
          </table:table-cell>
          <table:table-cell office:value-type="float" office:value="280172.86" table:style-name="ce16">
            <text:p><text:s/>280.172,86<text:s/></text:p>
          </table:table-cell>
          <table:table-cell office:value-type="float" office:value="268618445.11999995" table:style-name="ce17">
            <text:p><text:s/>268.618.445,1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565" table:style-name="ce16">
            <text:p><text:s/>565,00<text:s/></text:p>
          </table:table-cell>
          <table:table-cell office:value-type="float" office:value="21378" table:style-name="ce16">
            <text:p><text:s/>21.378,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7480.87" table:style-name="ce16">
            <text:p><text:s/>17.480,87<text:s/></text:p>
          </table:table-cell>
          <table:table-cell office:value-type="float" office:value="8813.9" table:style-name="ce16">
            <text:p><text:s/>8.813,90<text:s/></text:p>
          </table:table-cell>
          <table:table-cell office:value-type="float" office:value="5958.05" table:style-name="ce16">
            <text:p><text:s/>5.958,05<text:s/></text:p>
          </table:table-cell>
          <table:table-cell office:value-type="float" office:value="11789151.560000001" table:style-name="ce16">
            <text:p><text:s/>11.789.151,56<text:s/></text:p>
          </table:table-cell>
          <table:table-cell office:value-type="float" office:value="10731.19" table:style-name="ce16">
            <text:p><text:s/>10.731,19<text:s/></text:p>
          </table:table-cell>
          <table:table-cell office:value-type="float" office:value="6285.92" table:style-name="ce16">
            <text:p><text:s/>6.285,92<text:s/></text:p>
          </table:table-cell>
          <table:table-cell office:value-type="float" office:value="12211.75" table:style-name="ce16">
            <text:p><text:s/>12.211,75<text:s/></text:p>
          </table:table-cell>
          <table:table-cell office:value-type="float" office:value="6385.47" table:style-name="ce16">
            <text:p><text:s/>6.385,4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9252.72" table:style-name="ce16">
            <text:p><text:s/>19.252,72<text:s/></text:p>
          </table:table-cell>
          <table:table-cell office:value-type="float" office:value="68127.960000000006" table:style-name="ce16">
            <text:p><text:s/>68.127,96<text:s/></text:p>
          </table:table-cell>
          <table:table-cell office:value-type="float" office:value="7201769.7000000002" table:style-name="ce16">
            <text:p><text:s/>7.201.769,7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9285287.43" table:style-name="ce16">
            <text:p><text:s/>49.285.287,43<text:s/></text:p>
          </table:table-cell>
          <table:table-cell office:value-type="float" office:value="20995305.73" table:style-name="ce16">
            <text:p><text:s/>20.995.305,73<text:s/></text:p>
          </table:table-cell>
          <table:table-cell office:value-type="float" office:value="9513.52" table:style-name="ce16">
            <text:p><text:s/>9.513,52<text:s/></text:p>
          </table:table-cell>
          <table:table-cell office:value-type="float" office:value="32463.57" table:style-name="ce16">
            <text:p><text:s/>32.463,5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4605.43" table:style-name="ce16">
            <text:p><text:s/>44.605,43<text:s/></text:p>
          </table:table-cell>
          <table:table-cell office:value-type="float" office:value="16044703.91" table:style-name="ce16">
            <text:p><text:s/>16.044.703,91<text:s/></text:p>
          </table:table-cell>
          <table:table-cell office:value-type="float" office:value="4219.38" table:style-name="ce16">
            <text:p><text:s/>4.219,38<text:s/></text:p>
          </table:table-cell>
          <table:table-cell office:value-type="float" office:value="157350863.03999999" table:style-name="ce16">
            <text:p><text:s/>157.350.863,04<text:s/></text:p>
          </table:table-cell>
          <table:table-cell office:value-type="float" office:value="5799.88" table:style-name="ce16">
            <text:p><text:s/>5.799,88<text:s/></text:p>
          </table:table-cell>
          <table:table-cell office:value-type="float" office:value="262940873.97999999" table:style-name="ce17">
            <text:p><text:s/>262.940.873,9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90558.78" table:style-name="ce16">
            <text:p><text:s/>190.558,78<text:s/></text:p>
          </table:table-cell>
          <table:table-cell office:value-type="float" office:value="10802.46" table:style-name="ce16">
            <text:p><text:s/>10.802,46<text:s/></text:p>
          </table:table-cell>
          <table:table-cell office:value-type="float" office:value="12491086.710000001" table:style-name="ce16">
            <text:p><text:s/>12.491.086,71<text:s/></text:p>
          </table:table-cell>
          <table:table-cell office:value-type="float" office:value="2451.79" table:style-name="ce16">
            <text:p><text:s/>2.451,79<text:s/></text:p>
          </table:table-cell>
          <table:table-cell office:value-type="float" office:value="57690468.939999998" table:style-name="ce16">
            <text:p><text:s/>57.690.468,94<text:s/></text:p>
          </table:table-cell>
          <table:table-cell office:value-type="float" office:value="39059635.359999999" table:style-name="ce16">
            <text:p><text:s/>39.059.635,36<text:s/></text:p>
          </table:table-cell>
          <table:table-cell office:value-type="float" office:value="413428.89" table:style-name="ce16">
            <text:p><text:s/>413.428,89<text:s/></text:p>
          </table:table-cell>
          <table:table-cell office:value-type="float" office:value="160700650.36000001" table:style-name="ce16">
            <text:p><text:s/>160.700.650,36<text:s/></text:p>
          </table:table-cell>
          <table:table-cell office:value-type="float" office:value="5118185.18" table:style-name="ce16">
            <text:p><text:s/>5.118.185,18<text:s/></text:p>
          </table:table-cell>
          <table:table-cell office:value-type="float" office:value="305448" table:style-name="ce16">
            <text:p><text:s/>305.448,00<text:s/></text:p>
          </table:table-cell>
          <table:table-cell office:value-type="float" office:value="80847487.120000005" table:style-name="ce16">
            <text:p><text:s/>80.847.487,12<text:s/></text:p>
          </table:table-cell>
          <table:table-cell office:value-type="float" office:value="502825.9" table:style-name="ce16">
            <text:p><text:s/>502.825,90<text:s/></text:p>
          </table:table-cell>
          <table:table-cell office:value-type="float" office:value="1388826" table:style-name="ce16">
            <text:p><text:s/>1.388.826,00<text:s/></text:p>
          </table:table-cell>
          <table:table-cell office:value-type="float" office:value="6663385.4000000004" table:style-name="ce16">
            <text:p><text:s/>6.663.385,40<text:s/></text:p>
          </table:table-cell>
          <table:table-cell office:value-type="float" office:value="3568740.81" table:style-name="ce16">
            <text:p><text:s/>3.568.740,81<text:s/></text:p>
          </table:table-cell>
          <table:table-cell office:value-type="float" office:value="56253737.609999999" table:style-name="ce16">
            <text:p><text:s/>56.253.737,6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67763941.22" table:style-name="ce16">
            <text:p><text:s/>167.763.941,22<text:s/></text:p>
          </table:table-cell>
          <table:table-cell office:value-type="float" office:value="141520901.38" table:style-name="ce16">
            <text:p><text:s/>141.520.901,38<text:s/></text:p>
          </table:table-cell>
          <table:table-cell office:value-type="float" office:value="56306.57" table:style-name="ce16">
            <text:p><text:s/>56.306,5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3909.3" table:style-name="ce16">
            <text:p><text:s/>23.909,30<text:s/></text:p>
          </table:table-cell>
          <table:table-cell office:value-type="float" office:value="149708995.84" table:style-name="ce16">
            <text:p><text:s/>149.708.995,84<text:s/></text:p>
          </table:table-cell>
          <table:table-cell office:value-type="float" office:value="529769024.37" table:style-name="ce16">
            <text:p><text:s/>529.769.024,37<text:s/></text:p>
          </table:table-cell>
          <table:table-cell office:value-type="float" office:value="601067.76" table:style-name="ce16">
            <text:p><text:s/>601.067,76<text:s/></text:p>
          </table:table-cell>
          <table:table-cell office:value-type="float" office:value="881932449.25" table:style-name="ce16">
            <text:p><text:s/>881.932.449,2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296584315" table:style-name="ce17">
            <text:p><text:s/>2.296.584.315,00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43226.6" table:style-name="ce16">
            <text:p><text:s/>43.226,60<text:s/></text:p>
          </table:table-cell>
          <table:table-cell office:value-type="float" office:value="8667421.4600000009" table:style-name="ce16">
            <text:p><text:s/>8.667.421,46<text:s/></text:p>
          </table:table-cell>
          <table:table-cell office:value-type="float" office:value="2538843.7800000003" table:style-name="ce16">
            <text:p><text:s/>2.538.843,78<text:s/></text:p>
          </table:table-cell>
          <table:table-cell office:value-type="float" office:value="160086.34" table:style-name="ce16">
            <text:p><text:s/>160.086,34<text:s/></text:p>
          </table:table-cell>
          <table:table-cell office:value-type="float" office:value="76782219.460000008" table:style-name="ce16">
            <text:p><text:s/>76.782.219,46<text:s/></text:p>
          </table:table-cell>
          <table:table-cell office:value-type="float" office:value="38684140.360000007" table:style-name="ce16">
            <text:p><text:s/>38.684.140,36<text:s/></text:p>
          </table:table-cell>
          <table:table-cell office:value-type="float" office:value="1499205.57" table:style-name="ce16">
            <text:p><text:s/>1.499.205,57<text:s/></text:p>
          </table:table-cell>
          <table:table-cell office:value-type="float" office:value="79583777.030000001" table:style-name="ce16">
            <text:p><text:s/>79.583.777,03<text:s/></text:p>
          </table:table-cell>
          <table:table-cell office:value-type="float" office:value="31108448.350000001" table:style-name="ce16">
            <text:p><text:s/>31.108.448,35<text:s/></text:p>
          </table:table-cell>
          <table:table-cell office:value-type="float" office:value="1427366.29" table:style-name="ce16">
            <text:p><text:s/>1.427.366,29<text:s/></text:p>
          </table:table-cell>
          <table:table-cell office:value-type="float" office:value="200984896.44" table:style-name="ce16">
            <text:p><text:s/>200.984.896,44<text:s/></text:p>
          </table:table-cell>
          <table:table-cell office:value-type="float" office:value="9540823.3399999999" table:style-name="ce16">
            <text:p><text:s/>9.540.823,34<text:s/></text:p>
          </table:table-cell>
          <table:table-cell office:value-type="float" office:value="3915808.42" table:style-name="ce16">
            <text:p><text:s/>3.915.808,42<text:s/></text:p>
          </table:table-cell>
          <table:table-cell office:value-type="float" office:value="21830544.940000001" table:style-name="ce16">
            <text:p><text:s/>21.830.544,94<text:s/></text:p>
          </table:table-cell>
          <table:table-cell office:value-type="float" office:value="4081477.5799999996" table:style-name="ce16">
            <text:p><text:s/>4.081.477,58<text:s/></text:p>
          </table:table-cell>
          <table:table-cell office:value-type="float" office:value="51718347.07" table:style-name="ce16">
            <text:p><text:s/>51.718.347,07<text:s/></text:p>
          </table:table-cell>
          <table:table-cell office:value-type="float" office:value="1979872.33" table:style-name="ce16">
            <text:p><text:s/>1.979.872,33<text:s/></text:p>
          </table:table-cell>
          <table:table-cell office:value-type="float" office:value="136795068.90000001" table:style-name="ce16">
            <text:p><text:s/>136.795.068,90<text:s/></text:p>
          </table:table-cell>
          <table:table-cell office:value-type="float" office:value="122125438.54000001" table:style-name="ce16">
            <text:p><text:s/>122.125.438,54<text:s/></text:p>
          </table:table-cell>
          <table:table-cell office:value-type="float" office:value="4773629.05" table:style-name="ce16">
            <text:p><text:s/>4.773.629,05<text:s/></text:p>
          </table:table-cell>
          <table:table-cell office:value-type="float" office:value="5005279.46" table:style-name="ce16">
            <text:p><text:s/>5.005.279,46<text:s/></text:p>
          </table:table-cell>
          <table:table-cell office:value-type="float" office:value="41934.949999999997" table:style-name="ce16">
            <text:p><text:s/>41.934,95<text:s/></text:p>
          </table:table-cell>
          <table:table-cell office:value-type="float" office:value="183601525.14999998" table:style-name="ce16">
            <text:p><text:s/>183.601.525,15<text:s/></text:p>
          </table:table-cell>
          <table:table-cell office:value-type="float" office:value="240911426.17000002" table:style-name="ce16">
            <text:p><text:s/>240.911.426,17<text:s/></text:p>
          </table:table-cell>
          <table:table-cell office:value-type="float" office:value="4842388.82" table:style-name="ce16">
            <text:p><text:s/>4.842.388,82<text:s/></text:p>
          </table:table-cell>
          <table:table-cell office:value-type="float" office:value="1198889631.79" table:style-name="ce16">
            <text:p><text:s/>1.198.889.631,79<text:s/></text:p>
          </table:table-cell>
          <table:table-cell office:value-type="float" office:value="1040175.3099999999" table:style-name="ce16">
            <text:p><text:s/>1.040.175,31<text:s/></text:p>
          </table:table-cell>
          <table:table-cell office:value-type="float" office:value="2432573003.4999995" table:style-name="ce17">
            <text:p><text:s/>2.432.573.003,5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4505351.629999999" table:style-name="ce16">
            <text:p><text:s/>24.505.351,63<text:s/></text:p>
          </table:table-cell>
          <table:table-cell office:value-type="float" office:value="77335904.099999994" table:style-name="ce16">
            <text:p><text:s/>77.335.904,10<text:s/></text:p>
          </table:table-cell>
          <table:table-cell office:value-type="float" office:value="280254157.95999998" table:style-name="ce16">
            <text:p><text:s/>280.254.157,96<text:s/></text:p>
          </table:table-cell>
          <table:table-cell office:value-type="float" office:value="14701126.75" table:style-name="ce16">
            <text:p><text:s/>14.701.126,75<text:s/></text:p>
          </table:table-cell>
          <table:table-cell office:value-type="float" office:value="441470477.16000003" table:style-name="ce16">
            <text:p><text:s/>441.470.477,16<text:s/></text:p>
          </table:table-cell>
          <table:table-cell office:value-type="float" office:value="345642172.63" table:style-name="ce16">
            <text:p><text:s/>345.642.172,63<text:s/></text:p>
          </table:table-cell>
          <table:table-cell office:value-type="float" office:value="3932117913.1300001" table:style-name="ce16">
            <text:p><text:s/>3.932.117.913,13<text:s/></text:p>
          </table:table-cell>
          <table:table-cell office:value-type="float" office:value="313724827.41000003" table:style-name="ce16">
            <text:p><text:s/>313.724.827,41<text:s/></text:p>
          </table:table-cell>
          <table:table-cell office:value-type="float" office:value="505154107.04000002" table:style-name="ce16">
            <text:p><text:s/>505.154.107,04<text:s/></text:p>
          </table:table-cell>
          <table:table-cell office:value-type="float" office:value="101469325.39" table:style-name="ce16">
            <text:p><text:s/>101.469.325,39<text:s/></text:p>
          </table:table-cell>
          <table:table-cell office:value-type="float" office:value="1864178468.1199999" table:style-name="ce16">
            <text:p><text:s/>1.864.178.468,12<text:s/></text:p>
          </table:table-cell>
          <table:table-cell office:value-type="float" office:value="166868839.08000001" table:style-name="ce16">
            <text:p><text:s/>166.868.839,08<text:s/></text:p>
          </table:table-cell>
          <table:table-cell office:value-type="float" office:value="280673922.31999999" table:style-name="ce16">
            <text:p><text:s/>280.673.922,32<text:s/></text:p>
          </table:table-cell>
          <table:table-cell office:value-type="float" office:value="219457780.56999999" table:style-name="ce16">
            <text:p><text:s/>219.457.780,57<text:s/></text:p>
          </table:table-cell>
          <table:table-cell office:value-type="float" office:value="113243152.01000001" table:style-name="ce16">
            <text:p><text:s/>113.243.152,01<text:s/></text:p>
          </table:table-cell>
          <table:table-cell office:value-type="float" office:value="382436707.31" table:style-name="ce16">
            <text:p><text:s/>382.436.707,31<text:s/></text:p>
          </table:table-cell>
          <table:table-cell office:value-type="float" office:value="65536955.520000003" table:style-name="ce16">
            <text:p><text:s/>65.536.955,52<text:s/></text:p>
          </table:table-cell>
          <table:table-cell office:value-type="float" office:value="1148072103.79" table:style-name="ce16">
            <text:p><text:s/>1.148.072.103,79<text:s/></text:p>
          </table:table-cell>
          <table:table-cell office:value-type="float" office:value="8669968540.7900009" table:style-name="ce16">
            <text:p><text:s/>8.669.968.540,79<text:s/></text:p>
          </table:table-cell>
          <table:table-cell office:value-type="float" office:value="119592861.42" table:style-name="ce16">
            <text:p><text:s/>119.592.861,42<text:s/></text:p>
          </table:table-cell>
          <table:table-cell office:value-type="float" office:value="266795376.63999999" table:style-name="ce16">
            <text:p><text:s/>266.795.376,64<text:s/></text:p>
          </table:table-cell>
          <table:table-cell office:value-type="float" office:value="17975399.039999999" table:style-name="ce16">
            <text:p><text:s/>17.975.399,04<text:s/></text:p>
          </table:table-cell>
          <table:table-cell office:value-type="float" office:value="1230586463.7" table:style-name="ce16">
            <text:p><text:s/>1.230.586.463,70<text:s/></text:p>
          </table:table-cell>
          <table:table-cell office:value-type="float" office:value="887659190.98000002" table:style-name="ce16">
            <text:p><text:s/>887.659.190,98<text:s/></text:p>
          </table:table-cell>
          <table:table-cell office:value-type="float" office:value="82805405.640000001" table:style-name="ce16">
            <text:p><text:s/>82.805.405,64<text:s/></text:p>
          </table:table-cell>
          <table:table-cell office:value-type="float" office:value="13876019951.67" table:style-name="ce16">
            <text:p><text:s/>13.876.019.951,67<text:s/></text:p>
          </table:table-cell>
          <table:table-cell office:value-type="float" office:value="47737522.329999998" table:style-name="ce16">
            <text:p><text:s/>47.737.522,33<text:s/></text:p>
          </table:table-cell>
          <table:table-cell office:value-type="float" office:value="35475984004.129997" table:style-name="ce17">
            <text:p><text:s/>35.475.984.004,1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987794.11" table:style-name="ce16">
            <text:p><text:s/>1.987.794,11<text:s/></text:p>
          </table:table-cell>
          <table:table-cell office:value-type="float" office:value="9466505.2899999991" table:style-name="ce16">
            <text:p><text:s/>9.466.505,29<text:s/></text:p>
          </table:table-cell>
          <table:table-cell office:value-type="float" office:value="10167817.109999999" table:style-name="ce16">
            <text:p><text:s/>10.167.817,11<text:s/></text:p>
          </table:table-cell>
          <table:table-cell office:value-type="float" office:value="2489553.85" table:style-name="ce16">
            <text:p><text:s/>2.489.553,85<text:s/></text:p>
          </table:table-cell>
          <table:table-cell office:value-type="float" office:value="39495905.469999999" table:style-name="ce16">
            <text:p><text:s/>39.495.905,47<text:s/></text:p>
          </table:table-cell>
          <table:table-cell office:value-type="float" office:value="22000455.100000001" table:style-name="ce16">
            <text:p><text:s/>22.000.455,10<text:s/></text:p>
          </table:table-cell>
          <table:table-cell office:value-type="float" office:value="47816119.260000005" table:style-name="ce16">
            <text:p><text:s/>47.816.119,26<text:s/></text:p>
          </table:table-cell>
          <table:table-cell office:value-type="float" office:value="22561831.690000001" table:style-name="ce16">
            <text:p><text:s/>22.561.831,69<text:s/></text:p>
          </table:table-cell>
          <table:table-cell office:value-type="float" office:value="45478623.229999997" table:style-name="ce16">
            <text:p><text:s/>45.478.623,23<text:s/></text:p>
          </table:table-cell>
          <table:table-cell office:value-type="float" office:value="12309472.52" table:style-name="ce16">
            <text:p><text:s/>12.309.472,52<text:s/></text:p>
          </table:table-cell>
          <table:table-cell office:value-type="float" office:value="160945884.53999999" table:style-name="ce16">
            <text:p><text:s/>160.945.884,54<text:s/></text:p>
          </table:table-cell>
          <table:table-cell office:value-type="float" office:value="17776932.510000002" table:style-name="ce16">
            <text:p><text:s/>17.776.932,51<text:s/></text:p>
          </table:table-cell>
          <table:table-cell office:value-type="float" office:value="24933031.57" table:style-name="ce16">
            <text:p><text:s/>24.933.031,57<text:s/></text:p>
          </table:table-cell>
          <table:table-cell office:value-type="float" office:value="15548829.65" table:style-name="ce16">
            <text:p><text:s/>15.548.829,65<text:s/></text:p>
          </table:table-cell>
          <table:table-cell office:value-type="float" office:value="11098356.140000001" table:style-name="ce16">
            <text:p><text:s/>11.098.356,14<text:s/></text:p>
          </table:table-cell>
          <table:table-cell office:value-type="float" office:value="32931726.969999999" table:style-name="ce16">
            <text:p><text:s/>32.931.726,97<text:s/></text:p>
          </table:table-cell>
          <table:table-cell office:value-type="float" office:value="7468446.4100000001" table:style-name="ce16">
            <text:p><text:s/>7.468.446,41<text:s/></text:p>
          </table:table-cell>
          <table:table-cell office:value-type="float" office:value="115213906.63" table:style-name="ce16">
            <text:p><text:s/>115.213.906,63<text:s/></text:p>
          </table:table-cell>
          <table:table-cell office:value-type="float" office:value="236890001.46000001" table:style-name="ce16">
            <text:p><text:s/>236.890.001,46<text:s/></text:p>
          </table:table-cell>
          <table:table-cell office:value-type="float" office:value="13261799.91" table:style-name="ce16">
            <text:p><text:s/>13.261.799,91<text:s/></text:p>
          </table:table-cell>
          <table:table-cell office:value-type="float" office:value="6845588.4900000002" table:style-name="ce16">
            <text:p><text:s/>6.845.588,49<text:s/></text:p>
          </table:table-cell>
          <table:table-cell office:value-type="float" office:value="1949365.56" table:style-name="ce16">
            <text:p><text:s/>1.949.365,56<text:s/></text:p>
          </table:table-cell>
          <table:table-cell office:value-type="float" office:value="104118622.97" table:style-name="ce16">
            <text:p><text:s/>104.118.622,97<text:s/></text:p>
          </table:table-cell>
          <table:table-cell office:value-type="float" office:value="71027946.280000001" table:style-name="ce16">
            <text:p><text:s/>71.027.946,28<text:s/></text:p>
          </table:table-cell>
          <table:table-cell office:value-type="float" office:value="7645567.7800000003" table:style-name="ce16">
            <text:p><text:s/>7.645.567,78<text:s/></text:p>
          </table:table-cell>
          <table:table-cell office:value-type="float" office:value="739018961.36000001" table:style-name="ce16">
            <text:p><text:s/>739.018.961,36<text:s/></text:p>
          </table:table-cell>
          <table:table-cell office:value-type="float" office:value="7257549.0099999998" table:style-name="ce16">
            <text:p><text:s/>7.257.549,01<text:s/></text:p>
          </table:table-cell>
          <table:table-cell office:value-type="float" office:value="1787706594.8699999" table:style-name="ce17">
            <text:p><text:s/>1.787.706.594,8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2760128.560000001" table:style-name="ce16">
            <text:p><text:s/>12.760.128,56<text:s/></text:p>
          </table:table-cell>
          <table:table-cell office:value-type="float" office:value="27191369.609999999" table:style-name="ce16">
            <text:p><text:s/>27.191.369,61<text:s/></text:p>
          </table:table-cell>
          <table:table-cell office:value-type="float" office:value="161563036.00999999" table:style-name="ce16">
            <text:p><text:s/>161.563.036,01<text:s/></text:p>
          </table:table-cell>
          <table:table-cell office:value-type="float" office:value="6444713.25" table:style-name="ce16">
            <text:p><text:s/>6.444.713,25<text:s/></text:p>
          </table:table-cell>
          <table:table-cell office:value-type="float" office:value="213064844.22999999" table:style-name="ce16">
            <text:p><text:s/>213.064.844,23<text:s/></text:p>
          </table:table-cell>
          <table:table-cell office:value-type="float" office:value="155413211.13" table:style-name="ce16">
            <text:p><text:s/>155.413.211,13<text:s/></text:p>
          </table:table-cell>
          <table:table-cell office:value-type="float" office:value="416638187.88" table:style-name="ce16">
            <text:p><text:s/>416.638.187,88<text:s/></text:p>
          </table:table-cell>
          <table:table-cell office:value-type="float" office:value="166349420.88" table:style-name="ce16">
            <text:p><text:s/>166.349.420,88<text:s/></text:p>
          </table:table-cell>
          <table:table-cell office:value-type="float" office:value="320312242.49000001" table:style-name="ce16">
            <text:p><text:s/>320.312.242,49<text:s/></text:p>
          </table:table-cell>
          <table:table-cell office:value-type="float" office:value="45426264.619999997" table:style-name="ce16">
            <text:p><text:s/>45.426.264,62<text:s/></text:p>
          </table:table-cell>
          <table:table-cell office:value-type="float" office:value="1051236273.72" table:style-name="ce16">
            <text:p><text:s/>1.051.236.273,72<text:s/></text:p>
          </table:table-cell>
          <table:table-cell office:value-type="float" office:value="90068121.700000003" table:style-name="ce16">
            <text:p><text:s/>90.068.121,70<text:s/></text:p>
          </table:table-cell>
          <table:table-cell office:value-type="float" office:value="171890710.72999999" table:style-name="ce16">
            <text:p><text:s/>171.890.710,73<text:s/></text:p>
          </table:table-cell>
          <table:table-cell office:value-type="float" office:value="109282953.16" table:style-name="ce16">
            <text:p><text:s/>109.282.953,16<text:s/></text:p>
          </table:table-cell>
          <table:table-cell office:value-type="float" office:value="41659217.450000003" table:style-name="ce16">
            <text:p><text:s/>41.659.217,45<text:s/></text:p>
          </table:table-cell>
          <table:table-cell office:value-type="float" office:value="168171405.33000001" table:style-name="ce16">
            <text:p><text:s/>168.171.405,33<text:s/></text:p>
          </table:table-cell>
          <table:table-cell office:value-type="float" office:value="27493390.120000001" table:style-name="ce16">
            <text:p><text:s/>27.493.390,12<text:s/></text:p>
          </table:table-cell>
          <table:table-cell office:value-type="float" office:value="572357998.02999997" table:style-name="ce16">
            <text:p><text:s/>572.357.998,03<text:s/></text:p>
          </table:table-cell>
          <table:table-cell office:value-type="float" office:value="5874511857.79" table:style-name="ce16">
            <text:p><text:s/>5.874.511.857,79<text:s/></text:p>
          </table:table-cell>
          <table:table-cell office:value-type="float" office:value="48573206.359999999" table:style-name="ce16">
            <text:p><text:s/>48.573.206,36<text:s/></text:p>
          </table:table-cell>
          <table:table-cell office:value-type="float" office:value="234968124.50999999" table:style-name="ce16">
            <text:p><text:s/>234.968.124,51<text:s/></text:p>
          </table:table-cell>
          <table:table-cell office:value-type="float" office:value="7152359.2300000004" table:style-name="ce16">
            <text:p><text:s/>7.152.359,23<text:s/></text:p>
          </table:table-cell>
          <table:table-cell office:value-type="float" office:value="545090995.88999999" table:style-name="ce16">
            <text:p><text:s/>545.090.995,89<text:s/></text:p>
          </table:table-cell>
          <table:table-cell office:value-type="float" office:value="524357489.69" table:style-name="ce16">
            <text:p><text:s/>524.357.489,69<text:s/></text:p>
          </table:table-cell>
          <table:table-cell office:value-type="float" office:value="36960144.380000003" table:style-name="ce16">
            <text:p><text:s/>36.960.144,38<text:s/></text:p>
          </table:table-cell>
          <table:table-cell office:value-type="float" office:value="5677651106.6899996" table:style-name="ce16">
            <text:p><text:s/>5.677.651.106,69<text:s/></text:p>
          </table:table-cell>
          <table:table-cell office:value-type="float" office:value="25920877.09" table:style-name="ce16">
            <text:p><text:s/>25.920.877,09<text:s/></text:p>
          </table:table-cell>
          <table:table-cell office:value-type="float" office:value="16732509650.529999" table:style-name="ce17">
            <text:p><text:s/>16.732.509.650,5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6">
            <text:p>-00<text:s/></text:p>
          </table:table-cell>
          <table:table-cell office:value-type="float" office:value="48.16" table:style-name="ce16">
            <text:p><text:s/>48,16<text:s/></text:p>
          </table:table-cell>
          <table:table-cell office:value-type="float" office:value="254107.3" table:style-name="ce16">
            <text:p><text:s/>254.107,3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52715.1000000001" table:style-name="ce16">
            <text:p><text:s/>1.152.715,10<text:s/></text:p>
          </table:table-cell>
          <table:table-cell office:value-type="float" office:value="25511278.629999999" table:style-name="ce16">
            <text:p><text:s/>25.511.278,63<text:s/></text:p>
          </table:table-cell>
          <table:table-cell office:value-type="float" office:value="61227697.5" table:style-name="ce16">
            <text:p><text:s/>61.227.697,50<text:s/></text:p>
          </table:table-cell>
          <table:table-cell office:value-type="float" office:value="4971266.9000000004" table:style-name="ce16">
            <text:p><text:s/>4.971.266,90<text:s/></text:p>
          </table:table-cell>
          <table:table-cell office:value-type="float" office:value="956348" table:style-name="ce16">
            <text:p><text:s/>956.348,00<text:s/></text:p>
          </table:table-cell>
          <table:table-cell office:value-type="float" office:value="932.61" table:style-name="ce16">
            <text:p><text:s/>932,61<text:s/></text:p>
          </table:table-cell>
          <table:table-cell office:value-type="float" office:value="16800588.109999999" table:style-name="ce16">
            <text:p><text:s/>16.800.588,11<text:s/></text:p>
          </table:table-cell>
          <table:table-cell office:value-type="float" office:value="1345.01" table:style-name="ce16">
            <text:p><text:s/>1.345,01<text:s/></text:p>
          </table:table-cell>
          <table:table-cell office:value-type="float" office:value="123040.99" table:style-name="ce16">
            <text:p><text:s/>123.040,99<text:s/></text:p>
          </table:table-cell>
          <table:table-cell office:value-type="float" office:value="19321552.870000001" table:style-name="ce16">
            <text:p><text:s/>19.321.552,87<text:s/></text:p>
          </table:table-cell>
          <table:table-cell office:value-type="float" office:value="943.7" table:style-name="ce16">
            <text:p><text:s/>943,70<text:s/></text:p>
          </table:table-cell>
          <table:table-cell office:value-type="float" office:value="5075841.49" table:style-name="ce16">
            <text:p><text:s/>5.075.841,4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7881197.66" table:style-name="ce16">
            <text:p><text:s/>17.881.197,66<text:s/></text:p>
          </table:table-cell>
          <table:table-cell office:value-type="float" office:value="273177583.82999998" table:style-name="ce16">
            <text:p><text:s/>273.177.583,83<text:s/></text:p>
          </table:table-cell>
          <table:table-cell office:value-type="float" office:value="500" table:style-name="ce16">
            <text:p><text:s/>500,00<text:s/></text:p>
          </table:table-cell>
          <table:table-cell office:value-type="float" office:value="238183.22" table:style-name="ce16">
            <text:p><text:s/>238.183,2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2501748.579999998" table:style-name="ce16">
            <text:p><text:s/>42.501.748,58<text:s/></text:p>
          </table:table-cell>
          <table:table-cell office:value-type="float" office:value="2447321.25" table:style-name="ce16">
            <text:p><text:s/>2.447.321,25<text:s/></text:p>
          </table:table-cell>
          <table:table-cell office:value-type="float" office:value="367786.18" table:style-name="ce16">
            <text:p><text:s/>367.786,18<text:s/></text:p>
          </table:table-cell>
          <table:table-cell office:value-type="float" office:value="817447816.10000002" table:style-name="ce16">
            <text:p><text:s/>817.447.816,10<text:s/></text:p>
          </table:table-cell>
          <table:table-cell office:value-type="float" office:value="47549.99" table:style-name="ce16">
            <text:p><text:s/>47.549,99<text:s/></text:p>
          </table:table-cell>
          <table:table-cell office:value-type="float" office:value="1289507393.1800001" table:style-name="ce17">
            <text:p><text:s/>1.289.507.393,1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760128.560000001" table:style-name="ce16">
            <text:p><text:s/>12.760.128,56<text:s/></text:p>
          </table:table-cell>
          <table:table-cell office:value-type="float" office:value="27191321.450000003" table:style-name="ce16">
            <text:p><text:s/>27.191.321,45<text:s/></text:p>
          </table:table-cell>
          <table:table-cell office:value-type="float" office:value="161308928.71000001" table:style-name="ce16">
            <text:p><text:s/>161.308.928,71<text:s/></text:p>
          </table:table-cell>
          <table:table-cell office:value-type="float" office:value="6444713.25" table:style-name="ce16">
            <text:p><text:s/>6.444.713,25<text:s/></text:p>
          </table:table-cell>
          <table:table-cell office:value-type="float" office:value="211912129.13" table:style-name="ce16">
            <text:p><text:s/>211.912.129,13<text:s/></text:p>
          </table:table-cell>
          <table:table-cell office:value-type="float" office:value="129901932.5" table:style-name="ce16">
            <text:p><text:s/>129.901.932,50<text:s/></text:p>
          </table:table-cell>
          <table:table-cell office:value-type="float" office:value="355410490.38" table:style-name="ce16">
            <text:p><text:s/>355.410.490,38<text:s/></text:p>
          </table:table-cell>
          <table:table-cell office:value-type="float" office:value="161378153.97999999" table:style-name="ce16">
            <text:p><text:s/>161.378.153,98<text:s/></text:p>
          </table:table-cell>
          <table:table-cell office:value-type="float" office:value="319355894.49000001" table:style-name="ce16">
            <text:p><text:s/>319.355.894,49<text:s/></text:p>
          </table:table-cell>
          <table:table-cell office:value-type="float" office:value="45425332.009999998" table:style-name="ce16">
            <text:p><text:s/>45.425.332,01<text:s/></text:p>
          </table:table-cell>
          <table:table-cell office:value-type="float" office:value="1034435685.61" table:style-name="ce16">
            <text:p><text:s/>1.034.435.685,61<text:s/></text:p>
          </table:table-cell>
          <table:table-cell office:value-type="float" office:value="90066776.689999998" table:style-name="ce16">
            <text:p><text:s/>90.066.776,69<text:s/></text:p>
          </table:table-cell>
          <table:table-cell office:value-type="float" office:value="171767669.74000004" table:style-name="ce16">
            <text:p><text:s/>171.767.669,74<text:s/></text:p>
          </table:table-cell>
          <table:table-cell office:value-type="float" office:value="89961400.290000007" table:style-name="ce16">
            <text:p><text:s/>89.961.400,29<text:s/></text:p>
          </table:table-cell>
          <table:table-cell office:value-type="float" office:value="41658273.75" table:style-name="ce16">
            <text:p><text:s/>41.658.273,75<text:s/></text:p>
          </table:table-cell>
          <table:table-cell office:value-type="float" office:value="163095563.84" table:style-name="ce16">
            <text:p><text:s/>163.095.563,84<text:s/></text:p>
          </table:table-cell>
          <table:table-cell office:value-type="float" office:value="27493390.119999997" table:style-name="ce16">
            <text:p><text:s/>27.493.390,12<text:s/></text:p>
          </table:table-cell>
          <table:table-cell office:value-type="float" office:value="554476800.37" table:style-name="ce16">
            <text:p><text:s/>554.476.800,37<text:s/></text:p>
          </table:table-cell>
          <table:table-cell office:value-type="float" office:value="5601334273.96" table:style-name="ce16">
            <text:p><text:s/>5.601.334.273,96<text:s/></text:p>
          </table:table-cell>
          <table:table-cell office:value-type="float" office:value="48572706.359999999" table:style-name="ce16">
            <text:p><text:s/>48.572.706,36<text:s/></text:p>
          </table:table-cell>
          <table:table-cell office:value-type="float" office:value="234729941.28999999" table:style-name="ce16">
            <text:p><text:s/>234.729.941,29<text:s/></text:p>
          </table:table-cell>
          <table:table-cell office:value-type="float" office:value="7152359.2300000004" table:style-name="ce16">
            <text:p><text:s/>7.152.359,23<text:s/></text:p>
          </table:table-cell>
          <table:table-cell office:value-type="float" office:value="502589247.30999994" table:style-name="ce16">
            <text:p><text:s/>502.589.247,31<text:s/></text:p>
          </table:table-cell>
          <table:table-cell office:value-type="float" office:value="521910168.44000006" table:style-name="ce16">
            <text:p><text:s/>521.910.168,44<text:s/></text:p>
          </table:table-cell>
          <table:table-cell office:value-type="float" office:value="36592358.200000003" table:style-name="ce16">
            <text:p><text:s/>36.592.358,20<text:s/></text:p>
          </table:table-cell>
          <table:table-cell office:value-type="float" office:value="4860203290.5899992" table:style-name="ce16">
            <text:p><text:s/>4.860.203.290,59<text:s/></text:p>
          </table:table-cell>
          <table:table-cell office:value-type="float" office:value="25873327.100000001" table:style-name="ce16">
            <text:p><text:s/>25.873.327,10<text:s/></text:p>
          </table:table-cell>
          <table:table-cell office:value-type="float" office:value="15443002257.35" table:style-name="ce17">
            <text:p><text:s/>15.443.002.257,3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757428.9600000009" table:style-name="ce16">
            <text:p><text:s/>9.757.428,96<text:s/></text:p>
          </table:table-cell>
          <table:table-cell office:value-type="float" office:value="40678029.200000003" table:style-name="ce16">
            <text:p><text:s/>40.678.029,20<text:s/></text:p>
          </table:table-cell>
          <table:table-cell office:value-type="float" office:value="108523304.84" table:style-name="ce16">
            <text:p><text:s/>108.523.304,84<text:s/></text:p>
          </table:table-cell>
          <table:table-cell office:value-type="float" office:value="5766859.6500000004" table:style-name="ce16">
            <text:p><text:s/>5.766.859,65<text:s/></text:p>
          </table:table-cell>
          <table:table-cell office:value-type="float" office:value="188909727.46000001" table:style-name="ce16">
            <text:p><text:s/>188.909.727,46<text:s/></text:p>
          </table:table-cell>
          <table:table-cell office:value-type="float" office:value="168228506.40000001" table:style-name="ce16">
            <text:p><text:s/>168.228.506,40<text:s/></text:p>
          </table:table-cell>
          <table:table-cell office:value-type="float" office:value="3467663605.9900002" table:style-name="ce16">
            <text:p><text:s/>3.467.663.605,99<text:s/></text:p>
          </table:table-cell>
          <table:table-cell office:value-type="float" office:value="124813574.84" table:style-name="ce16">
            <text:p><text:s/>124.813.574,84<text:s/></text:p>
          </table:table-cell>
          <table:table-cell office:value-type="float" office:value="139363241.31999999" table:style-name="ce16">
            <text:p><text:s/>139.363.241,32<text:s/></text:p>
          </table:table-cell>
          <table:table-cell office:value-type="float" office:value="43733588.25" table:style-name="ce16">
            <text:p><text:s/>43.733.588,25<text:s/></text:p>
          </table:table-cell>
          <table:table-cell office:value-type="float" office:value="651996309.86000001" table:style-name="ce16">
            <text:p><text:s/>651.996.309,86<text:s/></text:p>
          </table:table-cell>
          <table:table-cell office:value-type="float" office:value="59023784.869999997" table:style-name="ce16">
            <text:p><text:s/>59.023.784,87<text:s/></text:p>
          </table:table-cell>
          <table:table-cell office:value-type="float" office:value="83850180.019999996" table:style-name="ce16">
            <text:p><text:s/>83.850.180,02<text:s/></text:p>
          </table:table-cell>
          <table:table-cell office:value-type="float" office:value="94625997.760000005" table:style-name="ce16">
            <text:p><text:s/>94.625.997,76<text:s/></text:p>
          </table:table-cell>
          <table:table-cell office:value-type="float" office:value="60485578.420000002" table:style-name="ce16">
            <text:p><text:s/>60.485.578,42<text:s/></text:p>
          </table:table-cell>
          <table:table-cell office:value-type="float" office:value="181333575.00999999" table:style-name="ce16">
            <text:p><text:s/>181.333.575,01<text:s/></text:p>
          </table:table-cell>
          <table:table-cell office:value-type="float" office:value="30575118.989999998" table:style-name="ce16">
            <text:p><text:s/>30.575.118,99<text:s/></text:p>
          </table:table-cell>
          <table:table-cell office:value-type="float" office:value="460500199.13" table:style-name="ce16">
            <text:p><text:s/>460.500.199,13<text:s/></text:p>
          </table:table-cell>
          <table:table-cell office:value-type="float" office:value="2558566681.54" table:style-name="ce16">
            <text:p><text:s/>2.558.566.681,54<text:s/></text:p>
          </table:table-cell>
          <table:table-cell office:value-type="float" office:value="57757855.149999999" table:style-name="ce16">
            <text:p><text:s/>57.757.855,15<text:s/></text:p>
          </table:table-cell>
          <table:table-cell office:value-type="float" office:value="24981663.640000001" table:style-name="ce16">
            <text:p><text:s/>24.981.663,64<text:s/></text:p>
          </table:table-cell>
          <table:table-cell office:value-type="float" office:value="8873674.25" table:style-name="ce16">
            <text:p><text:s/>8.873.674,25<text:s/></text:p>
          </table:table-cell>
          <table:table-cell office:value-type="float" office:value="581376844.84000003" table:style-name="ce16">
            <text:p><text:s/>581.376.844,84<text:s/></text:p>
          </table:table-cell>
          <table:table-cell office:value-type="float" office:value="292273755.00999999" table:style-name="ce16">
            <text:p><text:s/>292.273.755,01<text:s/></text:p>
          </table:table-cell>
          <table:table-cell office:value-type="float" office:value="38199693.479999997" table:style-name="ce16">
            <text:p><text:s/>38.199.693,48<text:s/></text:p>
          </table:table-cell>
          <table:table-cell office:value-type="float" office:value="7459349883.6199999" table:style-name="ce16">
            <text:p><text:s/>7.459.349.883,62<text:s/></text:p>
          </table:table-cell>
          <table:table-cell office:value-type="float" office:value="14559096.23" table:style-name="ce16">
            <text:p><text:s/>14.559.096,23<text:s/></text:p>
          </table:table-cell>
          <table:table-cell office:value-type="float" office:value="16955767758.73" table:style-name="ce17">
            <text:p><text:s/>16.955.767.758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328388.5999999996" table:style-name="ce16">
            <text:p><text:s/>8.328.388,60<text:s/></text:p>
          </table:table-cell>
          <table:table-cell office:value-type="float" office:value="33197822.800000001" table:style-name="ce16">
            <text:p><text:s/>33.197.822,80<text:s/></text:p>
          </table:table-cell>
          <table:table-cell office:value-type="float" office:value="80569785.099999994" table:style-name="ce16">
            <text:p><text:s/>80.569.785,10<text:s/></text:p>
          </table:table-cell>
          <table:table-cell office:value-type="float" office:value="5331470.82" table:style-name="ce16">
            <text:p><text:s/>5.331.470,82<text:s/></text:p>
          </table:table-cell>
          <table:table-cell office:value-type="float" office:value="153450103.34" table:style-name="ce16">
            <text:p><text:s/>153.450.103,34<text:s/></text:p>
          </table:table-cell>
          <table:table-cell office:value-type="float" office:value="139348275.84" table:style-name="ce16">
            <text:p><text:s/>139.348.275,84<text:s/></text:p>
          </table:table-cell>
          <table:table-cell office:value-type="float" office:value="3016909739.8800001" table:style-name="ce16">
            <text:p><text:s/>3.016.909.739,88<text:s/></text:p>
          </table:table-cell>
          <table:table-cell office:value-type="float" office:value="91215754.189999998" table:style-name="ce16">
            <text:p><text:s/>91.215.754,19<text:s/></text:p>
          </table:table-cell>
          <table:table-cell office:value-type="float" office:value="117389417.31999999" table:style-name="ce16">
            <text:p><text:s/>117.389.417,32<text:s/></text:p>
          </table:table-cell>
          <table:table-cell office:value-type="float" office:value="38809670.68" table:style-name="ce16">
            <text:p><text:s/>38.809.670,68<text:s/></text:p>
          </table:table-cell>
          <table:table-cell office:value-type="float" office:value="504311283.83999997" table:style-name="ce16">
            <text:p><text:s/>504.311.283,84<text:s/></text:p>
          </table:table-cell>
          <table:table-cell office:value-type="float" office:value="45055496.049999997" table:style-name="ce16">
            <text:p><text:s/>45.055.496,05<text:s/></text:p>
          </table:table-cell>
          <table:table-cell office:value-type="float" office:value="71836214.780000001" table:style-name="ce16">
            <text:p><text:s/>71.836.214,78<text:s/></text:p>
          </table:table-cell>
          <table:table-cell office:value-type="float" office:value="79903896" table:style-name="ce16">
            <text:p><text:s/>79.903.896,00<text:s/></text:p>
          </table:table-cell>
          <table:table-cell office:value-type="float" office:value="56171332.920000002" table:style-name="ce16">
            <text:p><text:s/>56.171.332,92<text:s/></text:p>
          </table:table-cell>
          <table:table-cell office:value-type="float" office:value="151354225.03999999" table:style-name="ce16">
            <text:p><text:s/>151.354.225,04<text:s/></text:p>
          </table:table-cell>
          <table:table-cell office:value-type="float" office:value="27589885.539999999" table:style-name="ce16">
            <text:p><text:s/>27.589.885,54<text:s/></text:p>
          </table:table-cell>
          <table:table-cell office:value-type="float" office:value="319333478.89999998" table:style-name="ce16">
            <text:p><text:s/>319.333.478,90<text:s/></text:p>
          </table:table-cell>
          <table:table-cell office:value-type="float" office:value="1306232237.0999999" table:style-name="ce16">
            <text:p><text:s/>1.306.232.237,10<text:s/></text:p>
          </table:table-cell>
          <table:table-cell office:value-type="float" office:value="52710012.539999999" table:style-name="ce16">
            <text:p><text:s/>52.710.012,54<text:s/></text:p>
          </table:table-cell>
          <table:table-cell office:value-type="float" office:value="21690186.030000001" table:style-name="ce16">
            <text:p><text:s/>21.690.186,03<text:s/></text:p>
          </table:table-cell>
          <table:table-cell office:value-type="float" office:value="8015805.7999999998" table:style-name="ce16">
            <text:p><text:s/>8.015.805,80<text:s/></text:p>
          </table:table-cell>
          <table:table-cell office:value-type="float" office:value="428537581.06999999" table:style-name="ce16">
            <text:p><text:s/>428.537.581,07<text:s/></text:p>
          </table:table-cell>
          <table:table-cell office:value-type="float" office:value="221153923.56" table:style-name="ce16">
            <text:p><text:s/>221.153.923,56<text:s/></text:p>
          </table:table-cell>
          <table:table-cell office:value-type="float" office:value="28516719.039999999" table:style-name="ce16">
            <text:p><text:s/>28.516.719,04<text:s/></text:p>
          </table:table-cell>
          <table:table-cell office:value-type="float" office:value="3491228358.8499999" table:style-name="ce16">
            <text:p><text:s/>3.491.228.358,85<text:s/></text:p>
          </table:table-cell>
          <table:table-cell office:value-type="float" office:value="13135887.609999999" table:style-name="ce16">
            <text:p><text:s/>13.135.887,61<text:s/></text:p>
          </table:table-cell>
          <table:table-cell office:value-type="float" office:value="10511326953.24" table:style-name="ce17">
            <text:p><text:s/>10.511.326.953,2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42304.47" table:style-name="ce16">
            <text:p><text:s/>542.304,47<text:s/></text:p>
          </table:table-cell>
          <table:table-cell office:value-type="float" office:value="862936.6" table:style-name="ce16">
            <text:p><text:s/>862.936,60<text:s/></text:p>
          </table:table-cell>
          <table:table-cell office:value-type="float" office:value="11283770.1" table:style-name="ce16">
            <text:p><text:s/>11.283.770,10<text:s/></text:p>
          </table:table-cell>
          <table:table-cell office:value-type="float" office:value="111921.01" table:style-name="ce16">
            <text:p><text:s/>111.921,01<text:s/></text:p>
          </table:table-cell>
          <table:table-cell office:value-type="float" office:value="8580936.3100000005" table:style-name="ce16">
            <text:p><text:s/>8.580.936,31<text:s/></text:p>
          </table:table-cell>
          <table:table-cell office:value-type="float" office:value="11998202.25" table:style-name="ce16">
            <text:p><text:s/>11.998.202,25<text:s/></text:p>
          </table:table-cell>
          <table:table-cell office:value-type="float" office:value="229562356.02000001" table:style-name="ce16">
            <text:p><text:s/>229.562.356,02<text:s/></text:p>
          </table:table-cell>
          <table:table-cell office:value-type="float" office:value="12090529.26" table:style-name="ce16">
            <text:p><text:s/>12.090.529,26<text:s/></text:p>
          </table:table-cell>
          <table:table-cell office:value-type="float" office:value="8926247.9299999997" table:style-name="ce16">
            <text:p><text:s/>8.926.247,93<text:s/></text:p>
          </table:table-cell>
          <table:table-cell office:value-type="float" office:value="1366437.74" table:style-name="ce16">
            <text:p><text:s/>1.366.437,74<text:s/></text:p>
          </table:table-cell>
          <table:table-cell office:value-type="float" office:value="60756865.710000001" table:style-name="ce16">
            <text:p><text:s/>60.756.865,71<text:s/></text:p>
          </table:table-cell>
          <table:table-cell office:value-type="float" office:value="5346662.93" table:style-name="ce16">
            <text:p><text:s/>5.346.662,93<text:s/></text:p>
          </table:table-cell>
          <table:table-cell office:value-type="float" office:value="4799304.07" table:style-name="ce16">
            <text:p><text:s/>4.799.304,07<text:s/></text:p>
          </table:table-cell>
          <table:table-cell office:value-type="float" office:value="3876883.19" table:style-name="ce16">
            <text:p><text:s/>3.876.883,19<text:s/></text:p>
          </table:table-cell>
          <table:table-cell office:value-type="float" office:value="1840580.79" table:style-name="ce16">
            <text:p><text:s/>1.840.580,79<text:s/></text:p>
          </table:table-cell>
          <table:table-cell office:value-type="float" office:value="12384494.24" table:style-name="ce16">
            <text:p><text:s/>12.384.494,24<text:s/></text:p>
          </table:table-cell>
          <table:table-cell office:value-type="float" office:value="886712.47" table:style-name="ce16">
            <text:p><text:s/>886.712,47<text:s/></text:p>
          </table:table-cell>
          <table:table-cell office:value-type="float" office:value="55496790.060000002" table:style-name="ce16">
            <text:p><text:s/>55.496.790,06<text:s/></text:p>
          </table:table-cell>
          <table:table-cell office:value-type="float" office:value="646012257.89999998" table:style-name="ce16">
            <text:p><text:s/>646.012.257,90<text:s/></text:p>
          </table:table-cell>
          <table:table-cell office:value-type="float" office:value="2234782.2400000002" table:style-name="ce16">
            <text:p><text:s/>2.234.782,24<text:s/></text:p>
          </table:table-cell>
          <table:table-cell office:value-type="float" office:value="1524366.97" table:style-name="ce16">
            <text:p><text:s/>1.524.366,97<text:s/></text:p>
          </table:table-cell>
          <table:table-cell office:value-type="float" office:value="134523.45000000001" table:style-name="ce16">
            <text:p><text:s/>134.523,45<text:s/></text:p>
          </table:table-cell>
          <table:table-cell office:value-type="float" office:value="67965118.219999999" table:style-name="ce16">
            <text:p><text:s/>67.965.118,22<text:s/></text:p>
          </table:table-cell>
          <table:table-cell office:value-type="float" office:value="31691759.219999999" table:style-name="ce16">
            <text:p><text:s/>31.691.759,22<text:s/></text:p>
          </table:table-cell>
          <table:table-cell office:value-type="float" office:value="2039148.36" table:style-name="ce16">
            <text:p><text:s/>2.039.148,36<text:s/></text:p>
          </table:table-cell>
          <table:table-cell office:value-type="float" office:value="1692142058.23" table:style-name="ce16">
            <text:p><text:s/>1.692.142.058,23<text:s/></text:p>
          </table:table-cell>
          <table:table-cell office:value-type="float" office:value="396779.52000000002" table:style-name="ce16">
            <text:p><text:s/>396.779,52<text:s/></text:p>
          </table:table-cell>
          <table:table-cell office:value-type="float" office:value="2874854729.2600002" table:style-name="ce17">
            <text:p><text:s/>2.874.854.729,2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25071.45" table:style-name="ce16">
            <text:p><text:s/>125.071,45<text:s/></text:p>
          </table:table-cell>
          <table:table-cell office:value-type="float" office:value="4569626.74" table:style-name="ce16">
            <text:p><text:s/>4.569.626,74<text:s/></text:p>
          </table:table-cell>
          <table:table-cell office:value-type="float" office:value="10654628.539999999" table:style-name="ce16">
            <text:p><text:s/>10.654.628,54<text:s/></text:p>
          </table:table-cell>
          <table:table-cell office:value-type="float" office:value="30362.29" table:style-name="ce16">
            <text:p><text:s/>30.362,29<text:s/></text:p>
          </table:table-cell>
          <table:table-cell office:value-type="float" office:value="14316321.18" table:style-name="ce16">
            <text:p><text:s/>14.316.321,18<text:s/></text:p>
          </table:table-cell>
          <table:table-cell office:value-type="float" office:value="4736642.95" table:style-name="ce16">
            <text:p><text:s/>4.736.642,95<text:s/></text:p>
          </table:table-cell>
          <table:table-cell office:value-type="float" office:value="83071832.129999995" table:style-name="ce16">
            <text:p><text:s/>83.071.832,13<text:s/></text:p>
          </table:table-cell>
          <table:table-cell office:value-type="float" office:value="13528240.710000001" table:style-name="ce16">
            <text:p><text:s/>13.528.240,71<text:s/></text:p>
          </table:table-cell>
          <table:table-cell office:value-type="float" office:value="4190686.32" table:style-name="ce16">
            <text:p><text:s/>4.190.686,32<text:s/></text:p>
          </table:table-cell>
          <table:table-cell office:value-type="float" office:value="633875.53" table:style-name="ce16">
            <text:p><text:s/>633.875,53<text:s/></text:p>
          </table:table-cell>
          <table:table-cell office:value-type="float" office:value="42704486.710000001" table:style-name="ce16">
            <text:p><text:s/>42.704.486,71<text:s/></text:p>
          </table:table-cell>
          <table:table-cell office:value-type="float" office:value="5139374.0999999996" table:style-name="ce16">
            <text:p><text:s/>5.139.374,10<text:s/></text:p>
          </table:table-cell>
          <table:table-cell office:value-type="float" office:value="3408969.77" table:style-name="ce16">
            <text:p><text:s/>3.408.969,77<text:s/></text:p>
          </table:table-cell>
          <table:table-cell office:value-type="float" office:value="6078743.1200000001" table:style-name="ce16">
            <text:p><text:s/>6.078.743,12<text:s/></text:p>
          </table:table-cell>
          <table:table-cell office:value-type="float" office:value="252532.28" table:style-name="ce16">
            <text:p><text:s/>252.532,28<text:s/></text:p>
          </table:table-cell>
          <table:table-cell office:value-type="float" office:value="6699392.3799999999" table:style-name="ce16">
            <text:p><text:s/>6.699.392,38<text:s/></text:p>
          </table:table-cell>
          <table:table-cell office:value-type="float" office:value="131439.13" table:style-name="ce16">
            <text:p><text:s/>131.439,13<text:s/></text:p>
          </table:table-cell>
          <table:table-cell office:value-type="float" office:value="59793012.619999997" table:style-name="ce16">
            <text:p><text:s/>59.793.012,62<text:s/></text:p>
          </table:table-cell>
          <table:table-cell office:value-type="float" office:value="491727839.31" table:style-name="ce16">
            <text:p><text:s/>491.727.839,31<text:s/></text:p>
          </table:table-cell>
          <table:table-cell office:value-type="float" office:value="466050.37" table:style-name="ce16">
            <text:p><text:s/>466.050,37<text:s/></text:p>
          </table:table-cell>
          <table:table-cell office:value-type="float" office:value="410500.93" table:style-name="ce16">
            <text:p><text:s/>410.500,93<text:s/></text:p>
          </table:table-cell>
          <table:table-cell office:value-type="float" office:value="33997.5" table:style-name="ce16">
            <text:p><text:s/>33.997,50<text:s/></text:p>
          </table:table-cell>
          <table:table-cell office:value-type="float" office:value="47705263.950000003" table:style-name="ce16">
            <text:p><text:s/>47.705.263,95<text:s/></text:p>
          </table:table-cell>
          <table:table-cell office:value-type="float" office:value="19460220.829999998" table:style-name="ce16">
            <text:p><text:s/>19.460.220,83<text:s/></text:p>
          </table:table-cell>
          <table:table-cell office:value-type="float" office:value="1232485.48" table:style-name="ce16">
            <text:p><text:s/>1.232.485,48<text:s/></text:p>
          </table:table-cell>
          <table:table-cell office:value-type="float" office:value="1713267395.47" table:style-name="ce16">
            <text:p><text:s/>1.713.267.395,47<text:s/></text:p>
          </table:table-cell>
          <table:table-cell office:value-type="float" office:value="156666.71" table:style-name="ce16">
            <text:p><text:s/>156.666,71<text:s/></text:p>
          </table:table-cell>
          <table:table-cell office:value-type="float" office:value="2534525658.5" table:style-name="ce17">
            <text:p><text:s/>2.534.525.658,5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61664.44000000006" table:style-name="ce16">
            <text:p><text:s/>761.664,44<text:s/></text:p>
          </table:table-cell>
          <table:table-cell office:value-type="float" office:value="2047643.06" table:style-name="ce16">
            <text:p><text:s/>2.047.643,06<text:s/></text:p>
          </table:table-cell>
          <table:table-cell office:value-type="float" office:value="6015121.0999999996" table:style-name="ce16">
            <text:p><text:s/>6.015.121,10<text:s/></text:p>
          </table:table-cell>
          <table:table-cell office:value-type="float" office:value="293105.53000000003" table:style-name="ce16">
            <text:p><text:s/>293.105,53<text:s/></text:p>
          </table:table-cell>
          <table:table-cell office:value-type="float" office:value="12562366.630000001" table:style-name="ce16">
            <text:p><text:s/>12.562.366,63<text:s/></text:p>
          </table:table-cell>
          <table:table-cell office:value-type="float" office:value="12145385.359999999" table:style-name="ce16">
            <text:p><text:s/>12.145.385,36<text:s/></text:p>
          </table:table-cell>
          <table:table-cell office:value-type="float" office:value="138119677.96000001" table:style-name="ce16">
            <text:p><text:s/>138.119.677,96<text:s/></text:p>
          </table:table-cell>
          <table:table-cell office:value-type="float" office:value="7979050.6799999997" table:style-name="ce16">
            <text:p><text:s/>7.979.050,68<text:s/></text:p>
          </table:table-cell>
          <table:table-cell office:value-type="float" office:value="8856889.75" table:style-name="ce16">
            <text:p><text:s/>8.856.889,75<text:s/></text:p>
          </table:table-cell>
          <table:table-cell office:value-type="float" office:value="2923604.3" table:style-name="ce16">
            <text:p><text:s/>2.923.604,30<text:s/></text:p>
          </table:table-cell>
          <table:table-cell office:value-type="float" office:value="44223673.600000001" table:style-name="ce16">
            <text:p><text:s/>44.223.673,60<text:s/></text:p>
          </table:table-cell>
          <table:table-cell office:value-type="float" office:value="3482251.79" table:style-name="ce16">
            <text:p><text:s/>3.482.251,79<text:s/></text:p>
          </table:table-cell>
          <table:table-cell office:value-type="float" office:value="3805691.4000000004" table:style-name="ce16">
            <text:p><text:s/>3.805.691,40<text:s/></text:p>
          </table:table-cell>
          <table:table-cell office:value-type="float" office:value="4766475.45" table:style-name="ce16">
            <text:p><text:s/>4.766.475,45<text:s/></text:p>
          </table:table-cell>
          <table:table-cell office:value-type="float" office:value="2221132.4299999997" table:style-name="ce16">
            <text:p><text:s/>2.221.132,43<text:s/></text:p>
          </table:table-cell>
          <table:table-cell office:value-type="float" office:value="10895463.350000001" table:style-name="ce16">
            <text:p><text:s/>10.895.463,35<text:s/></text:p>
          </table:table-cell>
          <table:table-cell office:value-type="float" office:value="1967081.8499999999" table:style-name="ce16">
            <text:p><text:s/>1.967.081,85<text:s/></text:p>
          </table:table-cell>
          <table:table-cell office:value-type="float" office:value="25876917.550000001" table:style-name="ce16">
            <text:p><text:s/>25.876.917,55<text:s/></text:p>
          </table:table-cell>
          <table:table-cell office:value-type="float" office:value="114594347.23" table:style-name="ce16">
            <text:p><text:s/>114.594.347,23<text:s/></text:p>
          </table:table-cell>
          <table:table-cell office:value-type="float" office:value="2347010" table:style-name="ce16">
            <text:p><text:s/>2.347.010,00<text:s/></text:p>
          </table:table-cell>
          <table:table-cell office:value-type="float" office:value="1356609.71" table:style-name="ce16">
            <text:p><text:s/>1.356.609,71<text:s/></text:p>
          </table:table-cell>
          <table:table-cell office:value-type="float" office:value="689347.5" table:style-name="ce16">
            <text:p><text:s/>689.347,50<text:s/></text:p>
          </table:table-cell>
          <table:table-cell office:value-type="float" office:value="37168881.600000001" table:style-name="ce16">
            <text:p><text:s/>37.168.881,60<text:s/></text:p>
          </table:table-cell>
          <table:table-cell office:value-type="float" office:value="19967851.399999999" table:style-name="ce16">
            <text:p><text:s/>19.967.851,40<text:s/></text:p>
          </table:table-cell>
          <table:table-cell office:value-type="float" office:value="6411340.5999999996" table:style-name="ce16">
            <text:p><text:s/>6.411.340,60<text:s/></text:p>
          </table:table-cell>
          <table:table-cell office:value-type="float" office:value="562712071.06999993" table:style-name="ce16">
            <text:p><text:s/>562.712.071,07<text:s/></text:p>
          </table:table-cell>
          <table:table-cell office:value-type="float" office:value="869762.39" table:style-name="ce16">
            <text:p><text:s/>869.762,39<text:s/></text:p>
          </table:table-cell>
          <table:table-cell office:value-type="float" office:value="1035060417.7299999" table:style-name="ce17">
            <text:p><text:s/>1.035.060.417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62888.35" table:style-name="ce16">
            <text:p><text:s/>462.888,35<text:s/></text:p>
          </table:table-cell>
          <table:table-cell office:value-type="float" office:value="784383.62" table:style-name="ce16">
            <text:p><text:s/>784.383,62<text:s/></text:p>
          </table:table-cell>
          <table:table-cell office:value-type="float" office:value="3966245.04" table:style-name="ce16">
            <text:p><text:s/>3.966.245,04<text:s/></text:p>
          </table:table-cell>
          <table:table-cell office:value-type="float" office:value="236493.39" table:style-name="ce16">
            <text:p><text:s/>236.493,39<text:s/></text:p>
          </table:table-cell>
          <table:table-cell office:value-type="float" office:value="5780063.3099999996" table:style-name="ce16">
            <text:p><text:s/>5.780.063,31<text:s/></text:p>
          </table:table-cell>
          <table:table-cell office:value-type="float" office:value="2613369.1" table:style-name="ce16">
            <text:p><text:s/>2.613.369,10<text:s/></text:p>
          </table:table-cell>
          <table:table-cell office:value-type="float" office:value="524039039.06" table:style-name="ce16">
            <text:p><text:s/>524.039.039,06<text:s/></text:p>
          </table:table-cell>
          <table:table-cell office:value-type="float" office:value="12463210.880000001" table:style-name="ce16">
            <text:p><text:s/>12.463.210,88<text:s/></text:p>
          </table:table-cell>
          <table:table-cell office:value-type="float" office:value="11748649.939999999" table:style-name="ce16">
            <text:p><text:s/>11.748.649,94<text:s/></text:p>
          </table:table-cell>
          <table:table-cell office:value-type="float" office:value="626399.78" table:style-name="ce16">
            <text:p><text:s/>626.399,78<text:s/></text:p>
          </table:table-cell>
          <table:table-cell office:value-type="float" office:value="84634715.689999998" table:style-name="ce16">
            <text:p><text:s/>84.634.715,69<text:s/></text:p>
          </table:table-cell>
          <table:table-cell office:value-type="float" office:value="8453369.8900000006" table:style-name="ce16">
            <text:p><text:s/>8.453.369,89<text:s/></text:p>
          </table:table-cell>
          <table:table-cell office:value-type="float" office:value="21172278.370000001" table:style-name="ce16">
            <text:p><text:s/>21.172.278,37<text:s/></text:p>
          </table:table-cell>
          <table:table-cell office:value-type="float" office:value="16908454.09" table:style-name="ce16">
            <text:p><text:s/>16.908.454,09<text:s/></text:p>
          </table:table-cell>
          <table:table-cell office:value-type="float" office:value="2217466.08" table:style-name="ce16">
            <text:p><text:s/>2.217.466,08<text:s/></text:p>
          </table:table-cell>
          <table:table-cell office:value-type="float" office:value="15881121.74" table:style-name="ce16">
            <text:p><text:s/>15.881.121,74<text:s/></text:p>
          </table:table-cell>
          <table:table-cell office:value-type="float" office:value="420581.84" table:style-name="ce16">
            <text:p><text:s/>420.581,84<text:s/></text:p>
          </table:table-cell>
          <table:table-cell office:value-type="float" office:value="69031520.959999993" table:style-name="ce16">
            <text:p><text:s/>69.031.520,96<text:s/></text:p>
          </table:table-cell>
          <table:table-cell office:value-type="float" office:value="133680820.26000001" table:style-name="ce16">
            <text:p><text:s/>133.680.820,26<text:s/></text:p>
          </table:table-cell>
          <table:table-cell office:value-type="float" office:value="1706789.91" table:style-name="ce16">
            <text:p><text:s/>1.706.789,91<text:s/></text:p>
          </table:table-cell>
          <table:table-cell office:value-type="float" office:value="9282390.0199999996" table:style-name="ce16">
            <text:p><text:s/>9.282.390,02<text:s/></text:p>
          </table:table-cell>
          <table:table-cell office:value-type="float" office:value="42359.85" table:style-name="ce16">
            <text:p><text:s/>42.359,85<text:s/></text:p>
          </table:table-cell>
          <table:table-cell office:value-type="float" office:value="97785815.629999995" table:style-name="ce16">
            <text:p><text:s/>97.785.815,63<text:s/></text:p>
          </table:table-cell>
          <table:table-cell office:value-type="float" office:value="41238700.890000001" table:style-name="ce16">
            <text:p><text:s/>41.238.700,89<text:s/></text:p>
          </table:table-cell>
          <table:table-cell office:value-type="float" office:value="4703011.45" table:style-name="ce16">
            <text:p><text:s/>4.703.011,45<text:s/></text:p>
          </table:table-cell>
          <table:table-cell office:value-type="float" office:value="2181577554.0999999" table:style-name="ce16">
            <text:p><text:s/>2.181.577.554,10<text:s/></text:p>
          </table:table-cell>
          <table:table-cell office:value-type="float" office:value="229828.36" table:style-name="ce16">
            <text:p><text:s/>229.828,36<text:s/></text:p>
          </table:table-cell>
          <table:table-cell office:value-type="float" office:value="3251687521.6000004" table:style-name="ce17">
            <text:p><text:s/>3.251.687.521,6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5335.24" table:style-name="ce16">
            <text:p><text:s/>15.335,24<text:s/></text:p>
          </table:table-cell>
          <table:table-cell office:value-type="float" office:value="104478.44" table:style-name="ce16">
            <text:p><text:s/>104.478,44<text:s/></text:p>
          </table:table-cell>
          <table:table-cell office:value-type="float" office:value="76455.11" table:style-name="ce16">
            <text:p><text:s/>76.455,11<text:s/></text:p>
          </table:table-cell>
          <table:table-cell office:value-type="float" office:value="6803.13" table:style-name="ce16">
            <text:p><text:s/>6.803,13<text:s/></text:p>
          </table:table-cell>
          <table:table-cell office:value-type="float" office:value="1113643.8999999999" table:style-name="ce16">
            <text:p><text:s/>1.113.643,90<text:s/></text:p>
          </table:table-cell>
          <table:table-cell office:value-type="float" office:value="117624.88" table:style-name="ce16">
            <text:p><text:s/>117.624,88<text:s/></text:p>
          </table:table-cell>
          <table:table-cell office:value-type="float" office:value="61500.36" table:style-name="ce16">
            <text:p><text:s/>61.500,36<text:s/></text:p>
          </table:table-cell>
          <table:table-cell office:value-type="float" office:value="163594.17000000001" table:style-name="ce16">
            <text:p><text:s/>163.594,17<text:s/></text:p>
          </table:table-cell>
          <table:table-cell office:value-type="float" office:value="2442126.38" table:style-name="ce16">
            <text:p><text:s/>2.442.126,38<text:s/></text:p>
          </table:table-cell>
          <table:table-cell office:value-type="float" office:value="182975.25" table:style-name="ce16">
            <text:p><text:s/>182.975,25<text:s/></text:p>
          </table:table-cell>
          <table:table-cell office:value-type="float" office:value="2185385.8199999998" table:style-name="ce16">
            <text:p><text:s/>2.185.385,82<text:s/></text:p>
          </table:table-cell>
          <table:table-cell office:value-type="float" office:value="3855030.51" table:style-name="ce16">
            <text:p><text:s/>3.855.030,51<text:s/></text:p>
          </table:table-cell>
          <table:table-cell office:value-type="float" office:value="3958174.62" table:style-name="ce16">
            <text:p><text:s/>3.958.174,62<text:s/></text:p>
          </table:table-cell>
          <table:table-cell office:value-type="float" office:value="502314.99" table:style-name="ce16">
            <text:p><text:s/>502.314,99<text:s/></text:p>
          </table:table-cell>
          <table:table-cell office:value-type="float" office:value="1110757.3600000001" table:style-name="ce16">
            <text:p><text:s/>1.110.757,36<text:s/></text:p>
          </table:table-cell>
          <table:table-cell office:value-type="float" office:value="246443.23" table:style-name="ce16">
            <text:p><text:s/>246.443,23<text:s/></text:p>
          </table:table-cell>
          <table:table-cell office:value-type="float" office:value="766214.16" table:style-name="ce16">
            <text:p><text:s/>766.214,16<text:s/></text:p>
          </table:table-cell>
          <table:table-cell office:value-type="float" office:value="4665900.63" table:style-name="ce16">
            <text:p><text:s/>4.665.900,63<text:s/></text:p>
          </table:table-cell>
          <table:table-cell office:value-type="float" office:value="408646.5" table:style-name="ce16">
            <text:p><text:s/>408.646,50<text:s/></text:p>
          </table:table-cell>
          <table:table-cell office:value-type="float" office:value="57844.49" table:style-name="ce16">
            <text:p><text:s/>57.844,49<text:s/></text:p>
          </table:table-cell>
          <table:table-cell office:value-type="float" office:value="144802.76999999999" table:style-name="ce16">
            <text:p><text:s/>144.802,77<text:s/></text:p>
          </table:table-cell>
          <table:table-cell office:value-type="float" office:value="104268.56" table:style-name="ce16">
            <text:p><text:s/>104.268,56<text:s/></text:p>
          </table:table-cell>
          <table:table-cell office:value-type="float" office:value="1749566.45" table:style-name="ce16">
            <text:p><text:s/>1.749.566,45<text:s/></text:p>
          </table:table-cell>
          <table:table-cell office:value-type="float" office:value="587100.72" table:style-name="ce16">
            <text:p><text:s/>587.100,72<text:s/></text:p>
          </table:table-cell>
          <table:table-cell office:value-type="float" office:value="139626.32999999999" table:style-name="ce16">
            <text:p><text:s/>139.626,33<text:s/></text:p>
          </table:table-cell>
          <table:table-cell office:value-type="float" office:value="8738855.4700000007" table:style-name="ce16">
            <text:p><text:s/>8.738.855,47<text:s/></text:p>
          </table:table-cell>
          <table:table-cell office:value-type="float" office:value="748956.47" table:style-name="ce16">
            <text:p><text:s/>748.956,47<text:s/></text:p>
          </table:table-cell>
          <table:table-cell office:value-type="float" office:value="34254425.93999999" table:style-name="ce17">
            <text:p><text:s/>34.254.425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841039.4" table:style-name="ce16">
            <text:p><text:s/>12.841.039,40<text:s/></text:p>
          </table:table-cell>
          <table:table-cell office:value-type="float" office:value="74098861.239999995" table:style-name="ce16">
            <text:p><text:s/>74.098.861,24<text:s/></text:p>
          </table:table-cell>
          <table:table-cell office:value-type="float" office:value="343238876.32999998" table:style-name="ce16">
            <text:p><text:s/>343.238.876,33<text:s/></text:p>
          </table:table-cell>
          <table:table-cell office:value-type="float" office:value="8936995.1799999997" table:style-name="ce16">
            <text:p><text:s/>8.936.995,18<text:s/></text:p>
          </table:table-cell>
          <table:table-cell office:value-type="float" office:value="439922215.58999997" table:style-name="ce16">
            <text:p><text:s/>439.922.215,59<text:s/></text:p>
          </table:table-cell>
          <table:table-cell office:value-type="float" office:value="792064659.91999996" table:style-name="ce16">
            <text:p><text:s/>792.064.659,92<text:s/></text:p>
          </table:table-cell>
          <table:table-cell office:value-type="float" office:value="694560715.80999994" table:style-name="ce16">
            <text:p><text:s/>694.560.715,81<text:s/></text:p>
          </table:table-cell>
          <table:table-cell office:value-type="float" office:value="435265450.81" table:style-name="ce16">
            <text:p><text:s/>435.265.450,81<text:s/></text:p>
          </table:table-cell>
          <table:table-cell office:value-type="float" office:value="390042728.24000001" table:style-name="ce16">
            <text:p><text:s/>390.042.728,24<text:s/></text:p>
          </table:table-cell>
          <table:table-cell office:value-type="float" office:value="158523655.37" table:style-name="ce16">
            <text:p><text:s/>158.523.655,37<text:s/></text:p>
          </table:table-cell>
          <table:table-cell office:value-type="float" office:value="1165155987.3800001" table:style-name="ce16">
            <text:p><text:s/>1.165.155.987,38<text:s/></text:p>
          </table:table-cell>
          <table:table-cell office:value-type="float" office:value="117327951.95999999" table:style-name="ce16">
            <text:p><text:s/>117.327.951,96<text:s/></text:p>
          </table:table-cell>
          <table:table-cell office:value-type="float" office:value="154322630" table:style-name="ce16">
            <text:p><text:s/>154.322.630,00<text:s/></text:p>
          </table:table-cell>
          <table:table-cell office:value-type="float" office:value="147247415.21000001" table:style-name="ce16">
            <text:p><text:s/>147.247.415,21<text:s/></text:p>
          </table:table-cell>
          <table:table-cell office:value-type="float" office:value="81725425.719999999" table:style-name="ce16">
            <text:p><text:s/>81.725.425,72<text:s/></text:p>
          </table:table-cell>
          <table:table-cell office:value-type="float" office:value="498692558.39999998" table:style-name="ce16">
            <text:p><text:s/>498.692.558,40<text:s/></text:p>
          </table:table-cell>
          <table:table-cell office:value-type="float" office:value="43028023.5" table:style-name="ce16">
            <text:p><text:s/>43.028.023,50<text:s/></text:p>
          </table:table-cell>
          <table:table-cell office:value-type="float" office:value="1150766369.0699999" table:style-name="ce16">
            <text:p><text:s/>1.150.766.369,07<text:s/></text:p>
          </table:table-cell>
          <table:table-cell office:value-type="float" office:value="2644849134.3600001" table:style-name="ce16">
            <text:p><text:s/>2.644.849.134,36<text:s/></text:p>
          </table:table-cell>
          <table:table-cell office:value-type="float" office:value="71049741.540000007" table:style-name="ce16">
            <text:p><text:s/>71.049.741,54<text:s/></text:p>
          </table:table-cell>
          <table:table-cell office:value-type="float" office:value="108803806.68000001" table:style-name="ce16">
            <text:p><text:s/>108.803.806,68<text:s/></text:p>
          </table:table-cell>
          <table:table-cell office:value-type="float" office:value="9344429.5999999996" table:style-name="ce16">
            <text:p><text:s/>9.344.429,60<text:s/></text:p>
          </table:table-cell>
          <table:table-cell office:value-type="float" office:value="1037168307.88" table:style-name="ce16">
            <text:p><text:s/>1.037.168.307,88<text:s/></text:p>
          </table:table-cell>
          <table:table-cell office:value-type="float" office:value="1552186967.97" table:style-name="ce16">
            <text:p><text:s/>1.552.186.967,97<text:s/></text:p>
          </table:table-cell>
          <table:table-cell office:value-type="float" office:value="50774722.200000003" table:style-name="ce16">
            <text:p><text:s/>50.774.722,20<text:s/></text:p>
          </table:table-cell>
          <table:table-cell office:value-type="float" office:value="8720768698.1399994" table:style-name="ce16">
            <text:p><text:s/>8.720.768.698,14<text:s/></text:p>
          </table:table-cell>
          <table:table-cell office:value-type="float" office:value="27967213.530000001" table:style-name="ce16">
            <text:p><text:s/>27.967.213,53<text:s/></text:p>
          </table:table-cell>
          <table:table-cell office:value-type="float" office:value="20930674581.029999" table:style-name="ce17">
            <text:p><text:s/>20.930.674.581,0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719.01" table:style-name="ce16">
            <text:p><text:s/>10.719,01<text:s/></text:p>
          </table:table-cell>
          <table:table-cell office:value-type="float" office:value="34120.620000000003" table:style-name="ce16">
            <text:p><text:s/>34.120,62<text:s/></text:p>
          </table:table-cell>
          <table:table-cell office:value-type="float" office:value="219823.56" table:style-name="ce16">
            <text:p><text:s/>219.823,56<text:s/></text:p>
          </table:table-cell>
          <table:table-cell office:value-type="float" office:value="3770.99" table:style-name="ce16">
            <text:p><text:s/>3.770,99<text:s/></text:p>
          </table:table-cell>
          <table:table-cell office:value-type="float" office:value="1265121.93" table:style-name="ce16">
            <text:p><text:s/>1.265.121,93<text:s/></text:p>
          </table:table-cell>
          <table:table-cell office:value-type="float" office:value="25125265.41" table:style-name="ce16">
            <text:p><text:s/>25.125.265,41<text:s/></text:p>
          </table:table-cell>
          <table:table-cell office:value-type="float" office:value="226024739.97" table:style-name="ce16">
            <text:p><text:s/>226.024.739,97<text:s/></text:p>
          </table:table-cell>
          <table:table-cell office:value-type="float" office:value="5302800.3" table:style-name="ce16">
            <text:p><text:s/>5.302.800,30<text:s/></text:p>
          </table:table-cell>
          <table:table-cell office:value-type="float" office:value="523666.66" table:style-name="ce16">
            <text:p><text:s/>523.666,66<text:s/></text:p>
          </table:table-cell>
          <table:table-cell office:value-type="float" office:value="50287.41" table:style-name="ce16">
            <text:p><text:s/>50.287,41<text:s/></text:p>
          </table:table-cell>
          <table:table-cell office:value-type="float" office:value="33669955.859999999" table:style-name="ce16">
            <text:p><text:s/>33.669.955,86<text:s/></text:p>
          </table:table-cell>
          <table:table-cell office:value-type="float" office:value="16003.4" table:style-name="ce16">
            <text:p><text:s/>16.003,40<text:s/></text:p>
          </table:table-cell>
          <table:table-cell office:value-type="float" office:value="255657.21" table:style-name="ce16">
            <text:p><text:s/>255.657,21<text:s/></text:p>
          </table:table-cell>
          <table:table-cell office:value-type="float" office:value="13117384.869999999" table:style-name="ce16">
            <text:p><text:s/>13.117.384,87<text:s/></text:p>
          </table:table-cell>
          <table:table-cell office:value-type="float" office:value="21046.26" table:style-name="ce16">
            <text:p><text:s/>21.046,26<text:s/></text:p>
          </table:table-cell>
          <table:table-cell office:value-type="float" office:value="803763.08" table:style-name="ce16">
            <text:p><text:s/>803.763,08<text:s/></text:p>
          </table:table-cell>
          <table:table-cell office:value-type="float" office:value="24268.14" table:style-name="ce16">
            <text:p><text:s/>24.268,14<text:s/></text:p>
          </table:table-cell>
          <table:table-cell office:value-type="float" office:value="11644001.439999999" table:style-name="ce16">
            <text:p><text:s/>11.644.001,44<text:s/></text:p>
          </table:table-cell>
          <table:table-cell office:value-type="float" office:value="311043077.91000003" table:style-name="ce16">
            <text:p><text:s/>311.043.077,91<text:s/></text:p>
          </table:table-cell>
          <table:table-cell office:value-type="float" office:value="69464.94" table:style-name="ce16">
            <text:p><text:s/>69.464,94<text:s/></text:p>
          </table:table-cell>
          <table:table-cell office:value-type="float" office:value="391655.35" table:style-name="ce16">
            <text:p><text:s/>391.655,35<text:s/></text:p>
          </table:table-cell>
          <table:table-cell office:value-type="float" office:value="14938.83" table:style-name="ce16">
            <text:p><text:s/>14.938,83<text:s/></text:p>
          </table:table-cell>
          <table:table-cell office:value-type="float" office:value="44358728.009999998" table:style-name="ce16">
            <text:p><text:s/>44.358.728,01<text:s/></text:p>
          </table:table-cell>
          <table:table-cell office:value-type="float" office:value="1608231.77" table:style-name="ce16">
            <text:p><text:s/>1.608.231,77<text:s/></text:p>
          </table:table-cell>
          <table:table-cell office:value-type="float" office:value="2001906.75" table:style-name="ce16">
            <text:p><text:s/>2.001.906,75<text:s/></text:p>
          </table:table-cell>
          <table:table-cell office:value-type="float" office:value="544293530.17999995" table:style-name="ce16">
            <text:p><text:s/>544.293.530,18<text:s/></text:p>
          </table:table-cell>
          <table:table-cell office:value-type="float" office:value="27849.54" table:style-name="ce16">
            <text:p><text:s/>27.849,54<text:s/></text:p>
          </table:table-cell>
          <table:table-cell office:value-type="float" office:value="1221921779.4000001" table:style-name="ce17">
            <text:p><text:s/>1.221.921.779,4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830320.390000001" table:style-name="ce16">
            <text:p><text:s/>12.830.320,39<text:s/></text:p>
          </table:table-cell>
          <table:table-cell office:value-type="float" office:value="74064740.61999999" table:style-name="ce16">
            <text:p><text:s/>74.064.740,62<text:s/></text:p>
          </table:table-cell>
          <table:table-cell office:value-type="float" office:value="343019052.76999998" table:style-name="ce16">
            <text:p><text:s/>343.019.052,77<text:s/></text:p>
          </table:table-cell>
          <table:table-cell office:value-type="float" office:value="8933224.1899999995" table:style-name="ce16">
            <text:p><text:s/>8.933.224,19<text:s/></text:p>
          </table:table-cell>
          <table:table-cell office:value-type="float" office:value="438657093.66000003" table:style-name="ce16">
            <text:p><text:s/>438.657.093,66<text:s/></text:p>
          </table:table-cell>
          <table:table-cell office:value-type="float" office:value="766939394.50999999" table:style-name="ce16">
            <text:p><text:s/>766.939.394,51<text:s/></text:p>
          </table:table-cell>
          <table:table-cell office:value-type="float" office:value="468535975.84000003" table:style-name="ce16">
            <text:p><text:s/>468.535.975,84<text:s/></text:p>
          </table:table-cell>
          <table:table-cell office:value-type="float" office:value="429962650.50999999" table:style-name="ce16">
            <text:p><text:s/>429.962.650,51<text:s/></text:p>
          </table:table-cell>
          <table:table-cell office:value-type="float" office:value="389519061.57999998" table:style-name="ce16">
            <text:p><text:s/>389.519.061,58<text:s/></text:p>
          </table:table-cell>
          <table:table-cell office:value-type="float" office:value="158473367.96000001" table:style-name="ce16">
            <text:p><text:s/>158.473.367,96<text:s/></text:p>
          </table:table-cell>
          <table:table-cell office:value-type="float" office:value="1131486031.5200002" table:style-name="ce16">
            <text:p><text:s/>1.131.486.031,52<text:s/></text:p>
          </table:table-cell>
          <table:table-cell office:value-type="float" office:value="117311948.56" table:style-name="ce16">
            <text:p><text:s/>117.311.948,56<text:s/></text:p>
          </table:table-cell>
          <table:table-cell office:value-type="float" office:value="154066972.79000002" table:style-name="ce16">
            <text:p><text:s/>154.066.972,79<text:s/></text:p>
          </table:table-cell>
          <table:table-cell office:value-type="float" office:value="134130030.34" table:style-name="ce16">
            <text:p><text:s/>134.130.030,34<text:s/></text:p>
          </table:table-cell>
          <table:table-cell office:value-type="float" office:value="81704379.459999993" table:style-name="ce16">
            <text:p><text:s/>81.704.379,46<text:s/></text:p>
          </table:table-cell>
          <table:table-cell office:value-type="float" office:value="497888795.31999999" table:style-name="ce16">
            <text:p><text:s/>497.888.795,32<text:s/></text:p>
          </table:table-cell>
          <table:table-cell office:value-type="float" office:value="43003755.359999999" table:style-name="ce16">
            <text:p><text:s/>43.003.755,36<text:s/></text:p>
          </table:table-cell>
          <table:table-cell office:value-type="float" office:value="1139122367.6300001" table:style-name="ce16">
            <text:p><text:s/>1.139.122.367,63<text:s/></text:p>
          </table:table-cell>
          <table:table-cell office:value-type="float" office:value="2333806056.4500003" table:style-name="ce16">
            <text:p><text:s/>2.333.806.056,45<text:s/></text:p>
          </table:table-cell>
          <table:table-cell office:value-type="float" office:value="70980276.599999994" table:style-name="ce16">
            <text:p><text:s/>70.980.276,60<text:s/></text:p>
          </table:table-cell>
          <table:table-cell office:value-type="float" office:value="108412151.33000001" table:style-name="ce16">
            <text:p><text:s/>108.412.151,33<text:s/></text:p>
          </table:table-cell>
          <table:table-cell office:value-type="float" office:value="9329490.7699999996" table:style-name="ce16">
            <text:p><text:s/>9.329.490,77<text:s/></text:p>
          </table:table-cell>
          <table:table-cell office:value-type="float" office:value="992809579.87" table:style-name="ce16">
            <text:p><text:s/>992.809.579,87<text:s/></text:p>
          </table:table-cell>
          <table:table-cell office:value-type="float" office:value="1550578736.2000003" table:style-name="ce16">
            <text:p><text:s/>1.550.578.736,20<text:s/></text:p>
          </table:table-cell>
          <table:table-cell office:value-type="float" office:value="48772815.450000003" table:style-name="ce16">
            <text:p><text:s/>48.772.815,45<text:s/></text:p>
          </table:table-cell>
          <table:table-cell office:value-type="float" office:value="8176475167.96" table:style-name="ce16">
            <text:p><text:s/>8.176.475.167,96<text:s/></text:p>
          </table:table-cell>
          <table:table-cell office:value-type="float" office:value="27939363.989999998" table:style-name="ce16">
            <text:p><text:s/>27.939.363,99<text:s/></text:p>
          </table:table-cell>
          <table:table-cell office:value-type="float" office:value="19708752801.630005" table:style-name="ce17">
            <text:p><text:s/>19.708.752.801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220263.0099999998" table:style-name="ce16">
            <text:p><text:s/>8.220.263,01<text:s/></text:p>
          </table:table-cell>
          <table:table-cell office:value-type="float" office:value="24726229.93" table:style-name="ce16">
            <text:p><text:s/>24.726.229,93<text:s/></text:p>
          </table:table-cell>
          <table:table-cell office:value-type="float" office:value="92381237.920000002" table:style-name="ce16">
            <text:p><text:s/>92.381.237,92<text:s/></text:p>
          </table:table-cell>
          <table:table-cell office:value-type="float" office:value="4214125.04" table:style-name="ce16">
            <text:p><text:s/>4.214.125,04<text:s/></text:p>
          </table:table-cell>
          <table:table-cell office:value-type="float" office:value="141854243.93000001" table:style-name="ce16">
            <text:p><text:s/>141.854.243,93<text:s/></text:p>
          </table:table-cell>
          <table:table-cell office:value-type="float" office:value="105479088.58" table:style-name="ce16">
            <text:p><text:s/>105.479.088,58<text:s/></text:p>
          </table:table-cell>
          <table:table-cell office:value-type="float" office:value="725167088.24000001" table:style-name="ce16">
            <text:p><text:s/>725.167.088,24<text:s/></text:p>
          </table:table-cell>
          <table:table-cell office:value-type="float" office:value="124625735.05" table:style-name="ce16">
            <text:p><text:s/>124.625.735,05<text:s/></text:p>
          </table:table-cell>
          <table:table-cell office:value-type="float" office:value="127995009.56" table:style-name="ce16">
            <text:p><text:s/>127.995.009,56<text:s/></text:p>
          </table:table-cell>
          <table:table-cell office:value-type="float" office:value="48495675.299999997" table:style-name="ce16">
            <text:p><text:s/>48.495.675,30<text:s/></text:p>
          </table:table-cell>
          <table:table-cell office:value-type="float" office:value="391626673.66000003" table:style-name="ce16">
            <text:p><text:s/>391.626.673,66<text:s/></text:p>
          </table:table-cell>
          <table:table-cell office:value-type="float" office:value="49033465.009999998" table:style-name="ce16">
            <text:p><text:s/>49.033.465,01<text:s/></text:p>
          </table:table-cell>
          <table:table-cell office:value-type="float" office:value="56585612.890000001" table:style-name="ce16">
            <text:p><text:s/>56.585.612,89<text:s/></text:p>
          </table:table-cell>
          <table:table-cell office:value-type="float" office:value="57077275.520000003" table:style-name="ce16">
            <text:p><text:s/>57.077.275,52<text:s/></text:p>
          </table:table-cell>
          <table:table-cell office:value-type="float" office:value="31585792.859999999" table:style-name="ce16">
            <text:p><text:s/>31.585.792,86<text:s/></text:p>
          </table:table-cell>
          <table:table-cell office:value-type="float" office:value="146083489.58000001" table:style-name="ce16">
            <text:p><text:s/>146.083.489,58<text:s/></text:p>
          </table:table-cell>
          <table:table-cell office:value-type="float" office:value="18417797.379999999" table:style-name="ce16">
            <text:p><text:s/>18.417.797,38<text:s/></text:p>
          </table:table-cell>
          <table:table-cell office:value-type="float" office:value="334601524.56999999" table:style-name="ce16">
            <text:p><text:s/>334.601.524,57<text:s/></text:p>
          </table:table-cell>
          <table:table-cell office:value-type="float" office:value="675750015.22000003" table:style-name="ce16">
            <text:p><text:s/>675.750.015,22<text:s/></text:p>
          </table:table-cell>
          <table:table-cell office:value-type="float" office:value="31301163.890000001" table:style-name="ce16">
            <text:p><text:s/>31.301.163,89<text:s/></text:p>
          </table:table-cell>
          <table:table-cell office:value-type="float" office:value="32855560.59" table:style-name="ce16">
            <text:p><text:s/>32.855.560,59<text:s/></text:p>
          </table:table-cell>
          <table:table-cell office:value-type="float" office:value="5983501.4699999997" table:style-name="ce16">
            <text:p><text:s/>5.983.501,47<text:s/></text:p>
          </table:table-cell>
          <table:table-cell office:value-type="float" office:value="300846212.86000001" table:style-name="ce16">
            <text:p><text:s/>300.846.212,86<text:s/></text:p>
          </table:table-cell>
          <table:table-cell office:value-type="float" office:value="388120717.97000003" table:style-name="ce16">
            <text:p><text:s/>388.120.717,97<text:s/></text:p>
          </table:table-cell>
          <table:table-cell office:value-type="float" office:value="20351571.18" table:style-name="ce16">
            <text:p><text:s/>20.351.571,18<text:s/></text:p>
          </table:table-cell>
          <table:table-cell office:value-type="float" office:value="2248961671.5" table:style-name="ce16">
            <text:p><text:s/>2.248.961.671,50<text:s/></text:p>
          </table:table-cell>
          <table:table-cell office:value-type="float" office:value="13464090.970000001" table:style-name="ce16">
            <text:p><text:s/>13.464.090,97<text:s/></text:p>
          </table:table-cell>
          <table:table-cell office:value-type="float" office:value="6205804833.6799994" table:style-name="ce17">
            <text:p><text:s/>6.205.804.833,6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74.15" table:style-name="ce16">
            <text:p><text:s/>1.574,15<text:s/></text:p>
          </table:table-cell>
          <table:table-cell office:value-type="float" office:value="6143.64" table:style-name="ce16">
            <text:p><text:s/>6.143,64<text:s/></text:p>
          </table:table-cell>
          <table:table-cell office:value-type="float" office:value="35645.85" table:style-name="ce16">
            <text:p><text:s/>35.645,85<text:s/></text:p>
          </table:table-cell>
          <table:table-cell office:value-type="float" office:value="584.19000000000005" table:style-name="ce16">
            <text:p><text:s/>584,19<text:s/></text:p>
          </table:table-cell>
          <table:table-cell office:value-type="float" office:value="204963.59" table:style-name="ce16">
            <text:p><text:s/>204.963,59<text:s/></text:p>
          </table:table-cell>
          <table:table-cell office:value-type="float" office:value="4090976.93" table:style-name="ce16">
            <text:p><text:s/>4.090.976,93<text:s/></text:p>
          </table:table-cell>
          <table:table-cell office:value-type="float" office:value="37557566.75" table:style-name="ce16">
            <text:p><text:s/>37.557.566,75<text:s/></text:p>
          </table:table-cell>
          <table:table-cell office:value-type="float" office:value="892992.42" table:style-name="ce16">
            <text:p><text:s/>892.992,42<text:s/></text:p>
          </table:table-cell>
          <table:table-cell office:value-type="float" office:value="79032.789999999994" table:style-name="ce16">
            <text:p><text:s/>79.032,79<text:s/></text:p>
          </table:table-cell>
          <table:table-cell office:value-type="float" office:value="8129.4" table:style-name="ce16">
            <text:p><text:s/>8.129,40<text:s/></text:p>
          </table:table-cell>
          <table:table-cell office:value-type="float" office:value="5572170.8099999996" table:style-name="ce16">
            <text:p><text:s/>5.572.170,81<text:s/></text:p>
          </table:table-cell>
          <table:table-cell office:value-type="float" office:value="2641" table:style-name="ce16">
            <text:p><text:s/>2.641,00<text:s/></text:p>
          </table:table-cell>
          <table:table-cell office:value-type="float" office:value="41970.43" table:style-name="ce16">
            <text:p><text:s/>41.970,43<text:s/></text:p>
          </table:table-cell>
          <table:table-cell office:value-type="float" office:value="2136831" table:style-name="ce16">
            <text:p><text:s/>2.136.831,00<text:s/></text:p>
          </table:table-cell>
          <table:table-cell office:value-type="float" office:value="3993.29" table:style-name="ce16">
            <text:p><text:s/>3.993,29<text:s/></text:p>
          </table:table-cell>
          <table:table-cell office:value-type="float" office:value="128735.3" table:style-name="ce16">
            <text:p><text:s/>128.735,30<text:s/></text:p>
          </table:table-cell>
          <table:table-cell office:value-type="float" office:value="4330.5200000000004" table:style-name="ce16">
            <text:p><text:s/>4.330,52<text:s/></text:p>
          </table:table-cell>
          <table:table-cell office:value-type="float" office:value="1893226.66" table:style-name="ce16">
            <text:p><text:s/>1.893.226,66<text:s/></text:p>
          </table:table-cell>
          <table:table-cell office:value-type="float" office:value="50462600.579999998" table:style-name="ce16">
            <text:p><text:s/>50.462.600,58<text:s/></text:p>
          </table:table-cell>
          <table:table-cell office:value-type="float" office:value="11293.76" table:style-name="ce16">
            <text:p><text:s/>11.293,76<text:s/></text:p>
          </table:table-cell>
          <table:table-cell office:value-type="float" office:value="59922.17" table:style-name="ce16">
            <text:p><text:s/>59.922,17<text:s/></text:p>
          </table:table-cell>
          <table:table-cell office:value-type="float" office:value="2427.56" table:style-name="ce16">
            <text:p><text:s/>2.427,56<text:s/></text:p>
          </table:table-cell>
          <table:table-cell office:value-type="float" office:value="7036621.0599999996" table:style-name="ce16">
            <text:p><text:s/>7.036.621,06<text:s/></text:p>
          </table:table-cell>
          <table:table-cell office:value-type="float" office:value="271730.53999999998" table:style-name="ce16">
            <text:p><text:s/>271.730,54<text:s/></text:p>
          </table:table-cell>
          <table:table-cell office:value-type="float" office:value="336296.29" table:style-name="ce16">
            <text:p><text:s/>336.296,29<text:s/></text:p>
          </table:table-cell>
          <table:table-cell office:value-type="float" office:value="88762093.599999994" table:style-name="ce16">
            <text:p><text:s/>88.762.093,60<text:s/></text:p>
          </table:table-cell>
          <table:table-cell office:value-type="float" office:value="4649.72" table:style-name="ce16">
            <text:p><text:s/>4.649,72<text:s/></text:p>
          </table:table-cell>
          <table:table-cell office:value-type="float" office:value="199609144.00000003" table:style-name="ce17">
            <text:p><text:s/>199.609.144,0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218688.8600000003" table:style-name="ce16">
            <text:p><text:s/>8.218.688,86<text:s/></text:p>
          </table:table-cell>
          <table:table-cell office:value-type="float" office:value="24720086.289999999" table:style-name="ce16">
            <text:p><text:s/>24.720.086,29<text:s/></text:p>
          </table:table-cell>
          <table:table-cell office:value-type="float" office:value="92345592.070000008" table:style-name="ce16">
            <text:p><text:s/>92.345.592,07<text:s/></text:p>
          </table:table-cell>
          <table:table-cell office:value-type="float" office:value="4213540.8499999996" table:style-name="ce16">
            <text:p><text:s/>4.213.540,85<text:s/></text:p>
          </table:table-cell>
          <table:table-cell office:value-type="float" office:value="141649280.34" table:style-name="ce16">
            <text:p><text:s/>141.649.280,34<text:s/></text:p>
          </table:table-cell>
          <table:table-cell office:value-type="float" office:value="101388111.65000001" table:style-name="ce16">
            <text:p><text:s/>101.388.111,65<text:s/></text:p>
          </table:table-cell>
          <table:table-cell office:value-type="float" office:value="687609521.49000013" table:style-name="ce16">
            <text:p><text:s/>687.609.521,49<text:s/></text:p>
          </table:table-cell>
          <table:table-cell office:value-type="float" office:value="123732742.63000003" table:style-name="ce16">
            <text:p><text:s/>123.732.742,63<text:s/></text:p>
          </table:table-cell>
          <table:table-cell office:value-type="float" office:value="127915976.76999998" table:style-name="ce16">
            <text:p><text:s/>127.915.976,77<text:s/></text:p>
          </table:table-cell>
          <table:table-cell office:value-type="float" office:value="48487545.899999999" table:style-name="ce16">
            <text:p><text:s/>48.487.545,90<text:s/></text:p>
          </table:table-cell>
          <table:table-cell office:value-type="float" office:value="386054502.84999996" table:style-name="ce16">
            <text:p><text:s/>386.054.502,85<text:s/></text:p>
          </table:table-cell>
          <table:table-cell office:value-type="float" office:value="49030824.010000005" table:style-name="ce16">
            <text:p><text:s/>49.030.824,01<text:s/></text:p>
          </table:table-cell>
          <table:table-cell office:value-type="float" office:value="56543642.460000008" table:style-name="ce16">
            <text:p><text:s/>56.543.642,46<text:s/></text:p>
          </table:table-cell>
          <table:table-cell office:value-type="float" office:value="54940444.519999996" table:style-name="ce16">
            <text:p><text:s/>54.940.444,52<text:s/></text:p>
          </table:table-cell>
          <table:table-cell office:value-type="float" office:value="31581799.57" table:style-name="ce16">
            <text:p><text:s/>31.581.799,57<text:s/></text:p>
          </table:table-cell>
          <table:table-cell office:value-type="float" office:value="145954754.28" table:style-name="ce16">
            <text:p><text:s/>145.954.754,28<text:s/></text:p>
          </table:table-cell>
          <table:table-cell office:value-type="float" office:value="18413466.860000003" table:style-name="ce16">
            <text:p><text:s/>18.413.466,86<text:s/></text:p>
          </table:table-cell>
          <table:table-cell office:value-type="float" office:value="332708297.90999997" table:style-name="ce16">
            <text:p><text:s/>332.708.297,91<text:s/></text:p>
          </table:table-cell>
          <table:table-cell office:value-type="float" office:value="625287414.63999999" table:style-name="ce16">
            <text:p><text:s/>625.287.414,64<text:s/></text:p>
          </table:table-cell>
          <table:table-cell office:value-type="float" office:value="31289870.129999999" table:style-name="ce16">
            <text:p><text:s/>31.289.870,13<text:s/></text:p>
          </table:table-cell>
          <table:table-cell office:value-type="float" office:value="32795638.420000002" table:style-name="ce16">
            <text:p><text:s/>32.795.638,42<text:s/></text:p>
          </table:table-cell>
          <table:table-cell office:value-type="float" office:value="5981073.9100000001" table:style-name="ce16">
            <text:p><text:s/>5.981.073,91<text:s/></text:p>
          </table:table-cell>
          <table:table-cell office:value-type="float" office:value="293809591.80000001" table:style-name="ce16">
            <text:p><text:s/>293.809.591,80<text:s/></text:p>
          </table:table-cell>
          <table:table-cell office:value-type="float" office:value="387848987.43000007" table:style-name="ce16">
            <text:p><text:s/>387.848.987,43<text:s/></text:p>
          </table:table-cell>
          <table:table-cell office:value-type="float" office:value="20015274.890000001" table:style-name="ce16">
            <text:p><text:s/>20.015.274,89<text:s/></text:p>
          </table:table-cell>
          <table:table-cell office:value-type="float" office:value="2160199577.9000001" table:style-name="ce16">
            <text:p><text:s/>2.160.199.577,90<text:s/></text:p>
          </table:table-cell>
          <table:table-cell office:value-type="float" office:value="13459441.25" table:style-name="ce16">
            <text:p><text:s/>13.459.441,25<text:s/></text:p>
          </table:table-cell>
          <table:table-cell office:value-type="float" office:value="6006195689.6800003" table:style-name="ce17">
            <text:p><text:s/>6.006.195.689,6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574200.6200000001" table:style-name="ce16">
            <text:p><text:s/>6.574.200,62<text:s/></text:p>
          </table:table-cell>
          <table:table-cell office:value-type="float" office:value="18655823.73" table:style-name="ce16">
            <text:p><text:s/>18.655.823,73<text:s/></text:p>
          </table:table-cell>
          <table:table-cell office:value-type="float" office:value="125533750.34999999" table:style-name="ce16">
            <text:p><text:s/>125.533.750,35<text:s/></text:p>
          </table:table-cell>
          <table:table-cell office:value-type="float" office:value="4174317.65" table:style-name="ce16">
            <text:p><text:s/>4.174.317,65<text:s/></text:p>
          </table:table-cell>
          <table:table-cell office:value-type="float" office:value="170177063.74000001" table:style-name="ce16">
            <text:p><text:s/>170.177.063,74<text:s/></text:p>
          </table:table-cell>
          <table:table-cell office:value-type="float" office:value="113234623.20999999" table:style-name="ce16">
            <text:p><text:s/>113.234.623,21<text:s/></text:p>
          </table:table-cell>
          <table:table-cell office:value-type="float" office:value="222139713.51000002" table:style-name="ce16">
            <text:p><text:s/>222.139.713,51<text:s/></text:p>
          </table:table-cell>
          <table:table-cell office:value-type="float" office:value="86257046.439999998" table:style-name="ce16">
            <text:p><text:s/>86.257.046,44<text:s/></text:p>
          </table:table-cell>
          <table:table-cell office:value-type="float" office:value="145310595.53" table:style-name="ce16">
            <text:p><text:s/>145.310.595,53<text:s/></text:p>
          </table:table-cell>
          <table:table-cell office:value-type="float" office:value="29537622.079999998" table:style-name="ce16">
            <text:p><text:s/>29.537.622,08<text:s/></text:p>
          </table:table-cell>
          <table:table-cell office:value-type="float" office:value="496123389.99000001" table:style-name="ce16">
            <text:p><text:s/>496.123.389,99<text:s/></text:p>
          </table:table-cell>
          <table:table-cell office:value-type="float" office:value="43237596.82" table:style-name="ce16">
            <text:p><text:s/>43.237.596,82<text:s/></text:p>
          </table:table-cell>
          <table:table-cell office:value-type="float" office:value="99178114.739999995" table:style-name="ce16">
            <text:p><text:s/>99.178.114,74<text:s/></text:p>
          </table:table-cell>
          <table:table-cell office:value-type="float" office:value="62402528.25" table:style-name="ce16">
            <text:p><text:s/>62.402.528,25<text:s/></text:p>
          </table:table-cell>
          <table:table-cell office:value-type="float" office:value="27439015.359999999" table:style-name="ce16">
            <text:p><text:s/>27.439.015,36<text:s/></text:p>
          </table:table-cell>
          <table:table-cell office:value-type="float" office:value="116295851.67" table:style-name="ce16">
            <text:p><text:s/>116.295.851,67<text:s/></text:p>
          </table:table-cell>
          <table:table-cell office:value-type="float" office:value="17419472.300000001" table:style-name="ce16">
            <text:p><text:s/>17.419.472,30<text:s/></text:p>
          </table:table-cell>
          <table:table-cell office:value-type="float" office:value="280460302.13999999" table:style-name="ce16">
            <text:p><text:s/>280.460.302,14<text:s/></text:p>
          </table:table-cell>
          <table:table-cell office:value-type="float" office:value="1719994041.3599999" table:style-name="ce16">
            <text:p><text:s/>1.719.994.041,36<text:s/></text:p>
          </table:table-cell>
          <table:table-cell office:value-type="float" office:value="29307012.09" table:style-name="ce16">
            <text:p><text:s/>29.307.012,09<text:s/></text:p>
          </table:table-cell>
          <table:table-cell office:value-type="float" office:value="93820608.230000004" table:style-name="ce16">
            <text:p><text:s/>93.820.608,23<text:s/></text:p>
          </table:table-cell>
          <table:table-cell office:value-type="float" office:value="4816924.3" table:style-name="ce16">
            <text:p><text:s/>4.816.924,30<text:s/></text:p>
          </table:table-cell>
          <table:table-cell office:value-type="float" office:value="283353378.75" table:style-name="ce16">
            <text:p><text:s/>283.353.378,75<text:s/></text:p>
          </table:table-cell>
          <table:table-cell office:value-type="float" office:value="242864219.13999999" table:style-name="ce16">
            <text:p><text:s/>242.864.219,14<text:s/></text:p>
          </table:table-cell>
          <table:table-cell office:value-type="float" office:value="21804257.859999999" table:style-name="ce16">
            <text:p><text:s/>21.804.257,86<text:s/></text:p>
          </table:table-cell>
          <table:table-cell office:value-type="float" office:value="2815980499.4699998" table:style-name="ce16">
            <text:p><text:s/>2.815.980.499,47<text:s/></text:p>
          </table:table-cell>
          <table:table-cell office:value-type="float" office:value="16766408.16" table:style-name="ce16">
            <text:p><text:s/>16.766.408,16<text:s/></text:p>
          </table:table-cell>
          <table:table-cell office:value-type="float" office:value="7292858377.4899998" table:style-name="ce17">
            <text:p><text:s/>7.292.858.377,4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341.94" table:style-name="ce16">
            <text:p><text:s/>7.341,94<text:s/></text:p>
          </table:table-cell>
          <table:table-cell office:value-type="float" office:value="113.85" table:style-name="ce16">
            <text:p><text:s/>113,85<text:s/></text:p>
          </table:table-cell>
          <table:table-cell office:value-type="float" office:value="161617.29" table:style-name="ce16">
            <text:p><text:s/>161.617,2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773946.07" table:style-name="ce16">
            <text:p><text:s/>773.946,07<text:s/></text:p>
          </table:table-cell>
          <table:table-cell office:value-type="float" office:value="15856982.65" table:style-name="ce16">
            <text:p><text:s/>15.856.982,65<text:s/></text:p>
          </table:table-cell>
          <table:table-cell office:value-type="float" office:value="23812933.899999999" table:style-name="ce16">
            <text:p><text:s/>23.812.933,90<text:s/></text:p>
          </table:table-cell>
          <table:table-cell office:value-type="float" office:value="3937585.55" table:style-name="ce16">
            <text:p><text:s/>3.937.585,55<text:s/></text:p>
          </table:table-cell>
          <table:table-cell office:value-type="float" office:value="668550.75" table:style-name="ce16">
            <text:p><text:s/>668.550,75<text:s/></text:p>
          </table:table-cell>
          <table:table-cell office:value-type="float" office:value="937.25" table:style-name="ce16">
            <text:p><text:s/>937,25<text:s/></text:p>
          </table:table-cell>
          <table:table-cell office:value-type="float" office:value="10745753.48" table:style-name="ce16">
            <text:p><text:s/>10.745.753,48<text:s/></text:p>
          </table:table-cell>
          <table:table-cell office:value-type="float" office:value="3585.95" table:style-name="ce16">
            <text:p><text:s/>3.585,95<text:s/></text:p>
          </table:table-cell>
          <table:table-cell office:value-type="float" office:value="119654.77" table:style-name="ce16">
            <text:p><text:s/>119.654,77<text:s/></text:p>
          </table:table-cell>
          <table:table-cell office:value-type="float" office:value="14151538.130000001" table:style-name="ce16">
            <text:p><text:s/>14.151.538,13<text:s/></text:p>
          </table:table-cell>
          <table:table-cell office:value-type="float" office:value="699.61" table:style-name="ce16">
            <text:p><text:s/>699,61<text:s/></text:p>
          </table:table-cell>
          <table:table-cell office:value-type="float" office:value="212194.91" table:style-name="ce16">
            <text:p><text:s/>212.194,91<text:s/></text:p>
          </table:table-cell>
          <table:table-cell office:value-type="float" office:value="961.01" table:style-name="ce16">
            <text:p><text:s/>961,01<text:s/></text:p>
          </table:table-cell>
          <table:table-cell office:value-type="float" office:value="11607756.699999999" table:style-name="ce16">
            <text:p><text:s/>11.607.756,70<text:s/></text:p>
          </table:table-cell>
          <table:table-cell office:value-type="float" office:value="171771526.66" table:style-name="ce16">
            <text:p><text:s/>171.771.526,66<text:s/></text:p>
          </table:table-cell>
          <table:table-cell office:value-type="float" office:value="554.05999999999995" table:style-name="ce16">
            <text:p><text:s/>554,06<text:s/></text:p>
          </table:table-cell>
          <table:table-cell office:value-type="float" office:value="202050.18" table:style-name="ce16">
            <text:p><text:s/>202.050,18<text:s/></text:p>
          </table:table-cell>
          <table:table-cell office:value-type="float" office:value="1326.98" table:style-name="ce16">
            <text:p><text:s/>1.326,98<text:s/></text:p>
          </table:table-cell>
          <table:table-cell office:value-type="float" office:value="26699303.170000002" table:style-name="ce16">
            <text:p><text:s/>26.699.303,17<text:s/></text:p>
          </table:table-cell>
          <table:table-cell office:value-type="float" office:value="1522809.85" table:style-name="ce16">
            <text:p><text:s/>1.522.809,85<text:s/></text:p>
          </table:table-cell>
          <table:table-cell office:value-type="float" office:value="298148.87" table:style-name="ce16">
            <text:p><text:s/>298.148,87<text:s/></text:p>
          </table:table-cell>
          <table:table-cell office:value-type="float" office:value="479680124.99000001" table:style-name="ce16">
            <text:p><text:s/>479.680.124,99<text:s/></text:p>
          </table:table-cell>
          <table:table-cell office:value-type="float" office:value="37015.620000000003" table:style-name="ce16">
            <text:p><text:s/>37.015,62<text:s/></text:p>
          </table:table-cell>
          <table:table-cell office:value-type="float" office:value="762275014.19000006" table:style-name="ce17">
            <text:p><text:s/>762.275.014,1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566858.6799999997" table:style-name="ce16">
            <text:p><text:s/>6.566.858,68<text:s/></text:p>
          </table:table-cell>
          <table:table-cell office:value-type="float" office:value="18655709.880000003" table:style-name="ce16">
            <text:p><text:s/>18.655.709,88<text:s/></text:p>
          </table:table-cell>
          <table:table-cell office:value-type="float" office:value="125372133.06" table:style-name="ce16">
            <text:p><text:s/>125.372.133,06<text:s/></text:p>
          </table:table-cell>
          <table:table-cell office:value-type="float" office:value="4174317.65" table:style-name="ce16">
            <text:p><text:s/>4.174.317,65<text:s/></text:p>
          </table:table-cell>
          <table:table-cell office:value-type="float" office:value="169403117.66999999" table:style-name="ce16">
            <text:p><text:s/>169.403.117,67<text:s/></text:p>
          </table:table-cell>
          <table:table-cell office:value-type="float" office:value="97377640.560000017" table:style-name="ce16">
            <text:p><text:s/>97.377.640,56<text:s/></text:p>
          </table:table-cell>
          <table:table-cell office:value-type="float" office:value="198326779.60999998" table:style-name="ce16">
            <text:p><text:s/>198.326.779,61<text:s/></text:p>
          </table:table-cell>
          <table:table-cell office:value-type="float" office:value="82319460.890000001" table:style-name="ce16">
            <text:p><text:s/>82.319.460,89<text:s/></text:p>
          </table:table-cell>
          <table:table-cell office:value-type="float" office:value="144642044.78" table:style-name="ce16">
            <text:p><text:s/>144.642.044,78<text:s/></text:p>
          </table:table-cell>
          <table:table-cell office:value-type="float" office:value="29536684.829999998" table:style-name="ce16">
            <text:p><text:s/>29.536.684,83<text:s/></text:p>
          </table:table-cell>
          <table:table-cell office:value-type="float" office:value="485377636.51000005" table:style-name="ce16">
            <text:p><text:s/>485.377.636,51<text:s/></text:p>
          </table:table-cell>
          <table:table-cell office:value-type="float" office:value="43234010.869999997" table:style-name="ce16">
            <text:p><text:s/>43.234.010,87<text:s/></text:p>
          </table:table-cell>
          <table:table-cell office:value-type="float" office:value="99058459.969999999" table:style-name="ce16">
            <text:p><text:s/>99.058.459,97<text:s/></text:p>
          </table:table-cell>
          <table:table-cell office:value-type="float" office:value="48250990.119999997" table:style-name="ce16">
            <text:p><text:s/>48.250.990,12<text:s/></text:p>
          </table:table-cell>
          <table:table-cell office:value-type="float" office:value="27438315.75" table:style-name="ce16">
            <text:p><text:s/>27.438.315,75<text:s/></text:p>
          </table:table-cell>
          <table:table-cell office:value-type="float" office:value="116083656.75999999" table:style-name="ce16">
            <text:p><text:s/>116.083.656,76<text:s/></text:p>
          </table:table-cell>
          <table:table-cell office:value-type="float" office:value="17418511.290000003" table:style-name="ce16">
            <text:p><text:s/>17.418.511,29<text:s/></text:p>
          </table:table-cell>
          <table:table-cell office:value-type="float" office:value="268852545.44" table:style-name="ce16">
            <text:p><text:s/>268.852.545,44<text:s/></text:p>
          </table:table-cell>
          <table:table-cell office:value-type="float" office:value="1548222514.7000003" table:style-name="ce16">
            <text:p><text:s/>1.548.222.514,70<text:s/></text:p>
          </table:table-cell>
          <table:table-cell office:value-type="float" office:value="29306458.030000001" table:style-name="ce16">
            <text:p><text:s/>29.306.458,03<text:s/></text:p>
          </table:table-cell>
          <table:table-cell office:value-type="float" office:value="93618558.049999997" table:style-name="ce16">
            <text:p><text:s/>93.618.558,05<text:s/></text:p>
          </table:table-cell>
          <table:table-cell office:value-type="float" office:value="4815597.32" table:style-name="ce16">
            <text:p><text:s/>4.815.597,32<text:s/></text:p>
          </table:table-cell>
          <table:table-cell office:value-type="float" office:value="256654075.58000001" table:style-name="ce16">
            <text:p><text:s/>256.654.075,58<text:s/></text:p>
          </table:table-cell>
          <table:table-cell office:value-type="float" office:value="241341409.29000002" table:style-name="ce16">
            <text:p><text:s/>241.341.409,29<text:s/></text:p>
          </table:table-cell>
          <table:table-cell office:value-type="float" office:value="21506108.989999998" table:style-name="ce16">
            <text:p><text:s/>21.506.108,99<text:s/></text:p>
          </table:table-cell>
          <table:table-cell office:value-type="float" office:value="2336300374.48" table:style-name="ce16">
            <text:p><text:s/>2.336.300.374,48<text:s/></text:p>
          </table:table-cell>
          <table:table-cell office:value-type="float" office:value="16729392.539999999" table:style-name="ce16">
            <text:p><text:s/>16.729.392,54<text:s/></text:p>
          </table:table-cell>
          <table:table-cell office:value-type="float" office:value="6530583363.3000002" table:style-name="ce17">
            <text:p><text:s/>6.530.583.363,3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0719.9" table:style-name="ce16">
            <text:p><text:s/>10.719,90<text:s/></text:p>
          </table:table-cell>
          <table:table-cell office:value-type="float" office:value="1962906.5" table:style-name="ce16">
            <text:p><text:s/>1.962.906,5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311116.48" table:style-name="ce16">
            <text:p><text:s/>3.311.116,4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872.300000000003" table:style-name="ce16">
            <text:p><text:s/>32.872,30<text:s/></text:p>
          </table:table-cell>
          <table:table-cell office:value-type="float" office:value="4914.76" table:style-name="ce16">
            <text:p><text:s/>4.914,76<text:s/></text:p>
          </table:table-cell>
          <table:table-cell office:value-type="float" office:value="2592197.83" table:style-name="ce16">
            <text:p><text:s/>2.592.197,83<text:s/></text:p>
          </table:table-cell>
          <table:table-cell office:value-type="float" office:value="186.3" table:style-name="ce16">
            <text:p><text:s/>186,30<text:s/></text:p>
          </table:table-cell>
          <table:table-cell office:value-type="float" office:value="48615.3" table:style-name="ce16">
            <text:p><text:s/>48.615,30<text:s/></text:p>
          </table:table-cell>
          <table:table-cell office:value-type="float" office:value="655.19000000000005" table:style-name="ce16">
            <text:p><text:s/>655,19<text:s/></text:p>
          </table:table-cell>
          <table:table-cell office:value-type="float" office:value="1739212.05" table:style-name="ce16">
            <text:p><text:s/>1.739.212,0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161921.5" table:style-name="ce16">
            <text:p><text:s/>2.161.921,5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9701962.68" table:style-name="ce16">
            <text:p><text:s/>19.701.962,68<text:s/></text:p>
          </table:table-cell>
          <table:table-cell office:value-type="float" office:value="688077.58" table:style-name="ce16">
            <text:p><text:s/>688.077,5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303546.5" table:style-name="ce16">
            <text:p><text:s/>1.303.546,50<text:s/></text:p>
          </table:table-cell>
          <table:table-cell office:value-type="float" office:value="18.14" table:style-name="ce16">
            <text:p><text:s/>18,1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3147.15" table:style-name="ce16">
            <text:p><text:s/>43.147,1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3602070.159999996" table:style-name="ce17">
            <text:p><text:s/>33.602.070,1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150279.0300000003" table:style-name="ce16">
            <text:p><text:s/>8.150.279,03<text:s/></text:p>
          </table:table-cell>
          <table:table-cell office:value-type="float" office:value="26441934.809999999" table:style-name="ce16">
            <text:p><text:s/>26.441.934,81<text:s/></text:p>
          </table:table-cell>
          <table:table-cell office:value-type="float" office:value="27089088.859999999" table:style-name="ce16">
            <text:p><text:s/>27.089.088,86<text:s/></text:p>
          </table:table-cell>
          <table:table-cell office:value-type="float" office:value="24334612.829999998" table:style-name="ce16">
            <text:p><text:s/>24.334.612,83<text:s/></text:p>
          </table:table-cell>
          <table:table-cell office:value-type="float" office:value="72157062.290000007" table:style-name="ce16">
            <text:p><text:s/>72.157.062,29<text:s/></text:p>
          </table:table-cell>
          <table:table-cell office:value-type="float" office:value="55353321.32" table:style-name="ce16">
            <text:p><text:s/>55.353.321,32<text:s/></text:p>
          </table:table-cell>
          <table:table-cell office:value-type="float" office:value="1436802387.03" table:style-name="ce16">
            <text:p><text:s/>1.436.802.387,03<text:s/></text:p>
          </table:table-cell>
          <table:table-cell office:value-type="float" office:value="27374100.41" table:style-name="ce16">
            <text:p><text:s/>27.374.100,41<text:s/></text:p>
          </table:table-cell>
          <table:table-cell office:value-type="float" office:value="48620462.18" table:style-name="ce16">
            <text:p><text:s/>48.620.462,18<text:s/></text:p>
          </table:table-cell>
          <table:table-cell office:value-type="float" office:value="30608217.199999999" table:style-name="ce16">
            <text:p><text:s/>30.608.217,20<text:s/></text:p>
          </table:table-cell>
          <table:table-cell office:value-type="float" office:value="186164585.47999999" table:style-name="ce16">
            <text:p><text:s/>186.164.585,48<text:s/></text:p>
          </table:table-cell>
          <table:table-cell office:value-type="float" office:value="25927579.920000002" table:style-name="ce16">
            <text:p><text:s/>25.927.579,92<text:s/></text:p>
          </table:table-cell>
          <table:table-cell office:value-type="float" office:value="27918873.140000001" table:style-name="ce16">
            <text:p><text:s/>27.918.873,14<text:s/></text:p>
          </table:table-cell>
          <table:table-cell office:value-type="float" office:value="49811596.539999999" table:style-name="ce16">
            <text:p><text:s/>49.811.596,54<text:s/></text:p>
          </table:table-cell>
          <table:table-cell office:value-type="float" office:value="56591789.920000002" table:style-name="ce16">
            <text:p><text:s/>56.591.789,92<text:s/></text:p>
          </table:table-cell>
          <table:table-cell office:value-type="float" office:value="78793079.040000007" table:style-name="ce16">
            <text:p><text:s/>78.793.079,04<text:s/></text:p>
          </table:table-cell>
          <table:table-cell office:value-type="float" office:value="25113037.780000001" table:style-name="ce16">
            <text:p><text:s/>25.113.037,78<text:s/></text:p>
          </table:table-cell>
          <table:table-cell office:value-type="float" office:value="83631033.090000004" table:style-name="ce16">
            <text:p><text:s/>83.631.033,09<text:s/></text:p>
          </table:table-cell>
          <table:table-cell office:value-type="float" office:value="314565122.91000003" table:style-name="ce16">
            <text:p><text:s/>314.565.122,91<text:s/></text:p>
          </table:table-cell>
          <table:table-cell office:value-type="float" office:value="45094134.609999999" table:style-name="ce16">
            <text:p><text:s/>45.094.134,61<text:s/></text:p>
          </table:table-cell>
          <table:table-cell office:value-type="float" office:value="26761209.93" table:style-name="ce16">
            <text:p><text:s/>26.761.209,93<text:s/></text:p>
          </table:table-cell>
          <table:table-cell office:value-type="float" office:value="14210329.24" table:style-name="ce16">
            <text:p><text:s/>14.210.329,24<text:s/></text:p>
          </table:table-cell>
          <table:table-cell office:value-type="float" office:value="139457217.97" table:style-name="ce16">
            <text:p><text:s/>139.457.217,97<text:s/></text:p>
          </table:table-cell>
          <table:table-cell office:value-type="float" office:value="61742857.740000002" table:style-name="ce16">
            <text:p><text:s/>61.742.857,74<text:s/></text:p>
          </table:table-cell>
          <table:table-cell office:value-type="float" office:value="21584620.390000001" table:style-name="ce16">
            <text:p><text:s/>21.584.620,39<text:s/></text:p>
          </table:table-cell>
          <table:table-cell office:value-type="float" office:value="169059208.66" table:style-name="ce16">
            <text:p><text:s/>169.059.208,66<text:s/></text:p>
          </table:table-cell>
          <table:table-cell office:value-type="float" office:value="11920740.439999999" table:style-name="ce16">
            <text:p><text:s/>11.920.740,44<text:s/></text:p>
          </table:table-cell>
          <table:table-cell office:value-type="float" office:value="3095278482.7599998" table:style-name="ce17">
            <text:p><text:s/>3.095.278.482,7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08919.52" table:style-name="ce16">
            <text:p><text:s/>308.919,52<text:s/></text:p>
          </table:table-cell>
          <table:table-cell office:value-type="float" office:value="968670.59" table:style-name="ce16">
            <text:p><text:s/>968.670,59<text:s/></text:p>
          </table:table-cell>
          <table:table-cell office:value-type="float" office:value="136816632.45000002" table:style-name="ce16">
            <text:p><text:s/>136.816.632,45<text:s/></text:p>
          </table:table-cell>
          <table:table-cell office:value-type="float" office:value="-139234.86000000004" table:style-name="ce16">
            <text:p>-139.234,86<text:s/></text:p>
          </table:table-cell>
          <table:table-cell office:value-type="float" office:value="-6426786.669999999" table:style-name="ce16">
            <text:p>-6.426.786,67<text:s/></text:p>
          </table:table-cell>
          <table:table-cell office:value-type="float" office:value="7633568.4199999999" table:style-name="ce16">
            <text:p><text:s/>7.633.568,42<text:s/></text:p>
          </table:table-cell>
          <table:table-cell office:value-type="float" office:value="412530068.49000001" table:style-name="ce16">
            <text:p><text:s/>412.530.068,49<text:s/></text:p>
          </table:table-cell>
          <table:table-cell office:value-type="float" office:value="5258120.88" table:style-name="ce16">
            <text:p><text:s/>5.258.120,88<text:s/></text:p>
          </table:table-cell>
          <table:table-cell office:value-type="float" office:value="8300639.2500000009" table:style-name="ce16">
            <text:p><text:s/>8.300.639,25<text:s/></text:p>
          </table:table-cell>
          <table:table-cell office:value-type="float" office:value="3871982.8" table:style-name="ce16">
            <text:p><text:s/>3.871.982,80<text:s/></text:p>
          </table:table-cell>
          <table:table-cell office:value-type="float" office:value="-55601848.529999994" table:style-name="ce16">
            <text:p>-55.601.848,53<text:s/></text:p>
          </table:table-cell>
          <table:table-cell office:value-type="float" office:value="947396.34" table:style-name="ce16">
            <text:p><text:s/>947.396,34<text:s/></text:p>
          </table:table-cell>
          <table:table-cell office:value-type="float" office:value="6210198.7199999997" table:style-name="ce16">
            <text:p><text:s/>6.210.198,72<text:s/></text:p>
          </table:table-cell>
          <table:table-cell office:value-type="float" office:value="-181698.95000000016" table:style-name="ce16">
            <text:p>-181.698,95<text:s/></text:p>
          </table:table-cell>
          <table:table-cell office:value-type="float" office:value="1598165.96" table:style-name="ce16">
            <text:p><text:s/>1.598.165,96<text:s/></text:p>
          </table:table-cell>
          <table:table-cell office:value-type="float" office:value="48867387.590000004" table:style-name="ce16">
            <text:p><text:s/>48.867.387,59<text:s/></text:p>
          </table:table-cell>
          <table:table-cell office:value-type="float" office:value="561426.14000000013" table:style-name="ce16">
            <text:p><text:s/>561.426,14<text:s/></text:p>
          </table:table-cell>
          <table:table-cell office:value-type="float" office:value="27643606.960000001" table:style-name="ce16">
            <text:p><text:s/>27.643.606,96<text:s/></text:p>
          </table:table-cell>
          <table:table-cell office:value-type="float" office:value="610540634.36000013" table:style-name="ce16">
            <text:p><text:s/>610.540.634,36<text:s/></text:p>
          </table:table-cell>
          <table:table-cell office:value-type="float" office:value="1765601.75" table:style-name="ce16">
            <text:p><text:s/>1.765.601,75<text:s/></text:p>
          </table:table-cell>
          <table:table-cell office:value-type="float" office:value="781378.15" table:style-name="ce16">
            <text:p><text:s/>781.378,15<text:s/></text:p>
          </table:table-cell>
          <table:table-cell office:value-type="float" office:value="-20199.950000000012" table:style-name="ce16">
            <text:p>-20.199,95<text:s/></text:p>
          </table:table-cell>
          <table:table-cell office:value-type="float" office:value="35138303.859999999" table:style-name="ce16">
            <text:p><text:s/>35.138.303,86<text:s/></text:p>
          </table:table-cell>
          <table:table-cell office:value-type="float" office:value="69287192.109999999" table:style-name="ce16">
            <text:p><text:s/>69.287.192,11<text:s/></text:p>
          </table:table-cell>
          <table:table-cell office:value-type="float" office:value="907067.39" table:style-name="ce16">
            <text:p><text:s/>907.067,39<text:s/></text:p>
          </table:table-cell>
          <table:table-cell office:value-type="float" office:value="559163179.85000002" table:style-name="ce16">
            <text:p><text:s/>559.163.179,85<text:s/></text:p>
          </table:table-cell>
          <table:table-cell office:value-type="float" office:value="654326.98" table:style-name="ce16">
            <text:p><text:s/>654.326,98<text:s/></text:p>
          </table:table-cell>
          <table:table-cell office:value-type="float" office:value="1877384699.5999999" table:style-name="ce17">
            <text:p><text:s/>1.877.384.699,60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61467394.699999996" table:style-name="ce20">
            <text:p><text:s/>61.467.394,70<text:s/></text:p>
          </table:table-cell>
          <table:table-cell office:value-type="float" office:value="242054095.87" table:style-name="ce20">
            <text:p><text:s/>242.054.095,87<text:s/></text:p>
          </table:table-cell>
          <table:table-cell office:value-type="float" office:value="1091692007.3900001" table:style-name="ce20">
            <text:p><text:s/>1.091.692.007,39<text:s/></text:p>
          </table:table-cell>
          <table:table-cell office:value-type="float" office:value="56880480.960000008" table:style-name="ce20">
            <text:p><text:s/>56.880.480,96<text:s/></text:p>
          </table:table-cell>
          <table:table-cell office:value-type="float" office:value="1527208426.3000002" table:style-name="ce20">
            <text:p><text:s/>1.527.208.426,30<text:s/></text:p>
          </table:table-cell>
          <table:table-cell office:value-type="float" office:value="1600288775.6900001" table:style-name="ce20">
            <text:p><text:s/>1.600.288.775,69<text:s/></text:p>
          </table:table-cell>
          <table:table-cell office:value-type="float" office:value="7955040298.5599985" table:style-name="ce20">
            <text:p><text:s/>7.955.040.298,56<text:s/></text:p>
          </table:table-cell>
          <table:table-cell office:value-type="float" office:value="1465740423.6199999" table:style-name="ce20">
            <text:p><text:s/>1.465.740.423,62<text:s/></text:p>
          </table:table-cell>
          <table:table-cell office:value-type="float" office:value="1321639507.6200001" table:style-name="ce20">
            <text:p><text:s/>1.321.639.507,62<text:s/></text:p>
          </table:table-cell>
          <table:table-cell office:value-type="float" office:value="389505896.83000004" table:style-name="ce20">
            <text:p><text:s/>389.505.896,83<text:s/></text:p>
          </table:table-cell>
          <table:table-cell office:value-type="float" office:value="5018788911.4500008" table:style-name="ce20">
            <text:p><text:s/>5.018.788.911,45<text:s/></text:p>
          </table:table-cell>
          <table:table-cell office:value-type="float" office:value="426267206.67999995" table:style-name="ce20">
            <text:p><text:s/>426.267.206,68<text:s/></text:p>
          </table:table-cell>
          <table:table-cell office:value-type="float" office:value="664873692.01999998" table:style-name="ce20">
            <text:p><text:s/>664.873.692,02<text:s/></text:p>
          </table:table-cell>
          <table:table-cell office:value-type="float" office:value="600453203.73000002" table:style-name="ce20">
            <text:p><text:s/>600.453.203,73<text:s/></text:p>
          </table:table-cell>
          <table:table-cell office:value-type="float" office:value="331664572.23000002" table:style-name="ce20">
            <text:p><text:s/>331.664.572,23<text:s/></text:p>
          </table:table-cell>
          <table:table-cell office:value-type="float" office:value="1555657814.3400002" table:style-name="ce20">
            <text:p><text:s/>1.555.657.814,34<text:s/></text:p>
          </table:table-cell>
          <table:table-cell office:value-type="float" office:value="174564286.03" table:style-name="ce20">
            <text:p><text:s/>174.564.286,03<text:s/></text:p>
          </table:table-cell>
          <table:table-cell office:value-type="float" office:value="3880068472.0700002" table:style-name="ce20">
            <text:p><text:s/>3.880.068.472,07<text:s/></text:p>
          </table:table-cell>
          <table:table-cell office:value-type="float" office:value="15349573166.58" table:style-name="ce20">
            <text:p><text:s/>15.349.573.166,58<text:s/></text:p>
          </table:table-cell>
          <table:table-cell office:value-type="float" office:value="306106057.38" table:style-name="ce20">
            <text:p><text:s/>306.106.057,38<text:s/></text:p>
          </table:table-cell>
          <table:table-cell office:value-type="float" office:value="546081298.66999996" table:style-name="ce20">
            <text:p><text:s/>546.081.298,67<text:s/></text:p>
          </table:table-cell>
          <table:table-cell office:value-type="float" office:value="52571015.490000002" table:style-name="ce20">
            <text:p><text:s/>52.571.015,49<text:s/></text:p>
          </table:table-cell>
          <table:table-cell office:value-type="float" office:value="3696482769.8599997" table:style-name="ce20">
            <text:p><text:s/>3.696.482.769,86<text:s/></text:p>
          </table:table-cell>
          <table:table-cell office:value-type="float" office:value="5152603385.5999994" table:style-name="ce20">
            <text:p><text:s/>5.152.603.385,60<text:s/></text:p>
          </table:table-cell>
          <table:table-cell office:value-type="float" office:value="209891042.25" table:style-name="ce20">
            <text:p><text:s/>209.891.042,25<text:s/></text:p>
          </table:table-cell>
          <table:table-cell office:value-type="float" office:value="34969919099.120003" table:style-name="ce20">
            <text:p><text:s/>34.969.919.099,12<text:s/></text:p>
          </table:table-cell>
          <table:table-cell office:value-type="float" office:value="120815336.53" table:style-name="ce20">
            <text:p><text:s/>120.815.336,53<text:s/></text:p>
          </table:table-cell>
          <table:table-cell office:value-type="float" office:value="88767898637.569992" table:style-name="ce21">
            <text:p><text:s/>88.767.898.637,57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4302416.819117144" table:style-name="ce24">
            <text:p><text:s/>64.302.416,82<text:s/></text:p>
          </table:table-cell>
          <table:table-cell office:value-type="float" office:value="196502142.52480438" table:style-name="ce24">
            <text:p><text:s/>196.502.142,52<text:s/></text:p>
          </table:table-cell>
          <table:table-cell office:value-type="float" office:value="353184886.005593" table:style-name="ce24">
            <text:p><text:s/>353.184.886,01<text:s/></text:p>
          </table:table-cell>
          <table:table-cell office:value-type="float" office:value="39803285.206514202" table:style-name="ce24">
            <text:p><text:s/>39.803.285,21<text:s/></text:p>
          </table:table-cell>
          <table:table-cell office:value-type="float" office:value="1212553886.7293634" table:style-name="ce24">
            <text:p><text:s/>1.212.553.886,73<text:s/></text:p>
          </table:table-cell>
          <table:table-cell office:value-type="float" office:value="855861703.11868811" table:style-name="ce24">
            <text:p><text:s/>855.861.703,12<text:s/></text:p>
          </table:table-cell>
          <table:table-cell office:value-type="float" office:value="1611993004.6337068" table:style-name="ce24">
            <text:p><text:s/>1.611.993.004,63<text:s/></text:p>
          </table:table-cell>
          <table:table-cell office:value-type="float" office:value="567158583.00249934" table:style-name="ce24">
            <text:p><text:s/>567.158.583,00<text:s/></text:p>
          </table:table-cell>
          <table:table-cell office:value-type="float" office:value="720950195.22773385" table:style-name="ce24">
            <text:p><text:s/>720.950.195,23<text:s/></text:p>
          </table:table-cell>
          <table:table-cell office:value-type="float" office:value="351492946.04681885" table:style-name="ce24">
            <text:p><text:s/>351.492.946,05<text:s/></text:p>
          </table:table-cell>
          <table:table-cell office:value-type="float" office:value="3073069864.6077209" table:style-name="ce24">
            <text:p><text:s/>3.073.069.864,61<text:s/></text:p>
          </table:table-cell>
          <table:table-cell office:value-type="float" office:value="334323898.82951689" table:style-name="ce24">
            <text:p><text:s/>334.323.898,83<text:s/></text:p>
          </table:table-cell>
          <table:table-cell office:value-type="float" office:value="492999857.02952886" table:style-name="ce24">
            <text:p><text:s/>492.999.857,03<text:s/></text:p>
          </table:table-cell>
          <table:table-cell office:value-type="float" office:value="588825654.11416459" table:style-name="ce24">
            <text:p><text:s/>588.825.654,11<text:s/></text:p>
          </table:table-cell>
          <table:table-cell office:value-type="float" office:value="324390638.21096522" table:style-name="ce24">
            <text:p><text:s/>324.390.638,21<text:s/></text:p>
          </table:table-cell>
          <table:table-cell office:value-type="float" office:value="770995667.56230927" table:style-name="ce24">
            <text:p><text:s/>770.995.667,56<text:s/></text:p>
          </table:table-cell>
          <table:table-cell office:value-type="float" office:value="239194882.50226721" table:style-name="ce24">
            <text:p><text:s/>239.194.882,50<text:s/></text:p>
          </table:table-cell>
          <table:table-cell office:value-type="float" office:value="2070885596.3819788" table:style-name="ce24">
            <text:p><text:s/>2.070.885.596,38<text:s/></text:p>
          </table:table-cell>
          <table:table-cell office:value-type="float" office:value="3575953133.0258322" table:style-name="ce24">
            <text:p><text:s/>3.575.953.133,03<text:s/></text:p>
          </table:table-cell>
          <table:table-cell office:value-type="float" office:value="302698084.46794409" table:style-name="ce24">
            <text:p><text:s/>302.698.084,47<text:s/></text:p>
          </table:table-cell>
          <table:table-cell office:value-type="float" office:value="143766295.50162825" table:style-name="ce24">
            <text:p><text:s/>143.766.295,50<text:s/></text:p>
          </table:table-cell>
          <table:table-cell office:value-type="float" office:value="50134043.615498081" table:style-name="ce24">
            <text:p><text:s/>50.134.043,62<text:s/></text:p>
          </table:table-cell>
          <table:table-cell office:value-type="float" office:value="2074721322.5391035" table:style-name="ce24">
            <text:p><text:s/>2.074.721.322,54<text:s/></text:p>
          </table:table-cell>
          <table:table-cell office:value-type="float" office:value="1787299399.7840421" table:style-name="ce24">
            <text:p><text:s/>1.787.299.399,78<text:s/></text:p>
          </table:table-cell>
          <table:table-cell office:value-type="float" office:value="209378910.40158612" table:style-name="ce24">
            <text:p><text:s/>209.378.910,40<text:s/></text:p>
          </table:table-cell>
          <table:table-cell office:value-type="float" office:value="13762814535.240593" table:style-name="ce24">
            <text:p><text:s/>13.762.814.535,24<text:s/></text:p>
          </table:table-cell>
          <table:table-cell office:value-type="float" office:value="149571599.04047477" table:style-name="ce24">
            <text:p><text:s/>149.571.599,04<text:s/></text:p>
          </table:table-cell>
          <table:table-cell office:value-type="float" office:value="35924826432.169991" table:style-name="ce25">
            <text:p><text:s/>35.924.826.432,17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25769811.51911715" table:style-name="ce20">
            <text:p><text:s/>125.769.811,52<text:s/></text:p>
          </table:table-cell>
          <table:table-cell office:value-type="float" office:value="438556238.39480436" table:style-name="ce20">
            <text:p><text:s/>438.556.238,39<text:s/></text:p>
          </table:table-cell>
          <table:table-cell office:value-type="float" office:value="1444876893.3955932" table:style-name="ce20">
            <text:p><text:s/>1.444.876.893,40<text:s/></text:p>
          </table:table-cell>
          <table:table-cell office:value-type="float" office:value="96683766.166514218" table:style-name="ce20">
            <text:p><text:s/>96.683.766,17<text:s/></text:p>
          </table:table-cell>
          <table:table-cell office:value-type="float" office:value="2739762313.0293636" table:style-name="ce20">
            <text:p><text:s/>2.739.762.313,03<text:s/></text:p>
          </table:table-cell>
          <table:table-cell office:value-type="float" office:value="2456150478.8086882" table:style-name="ce20">
            <text:p><text:s/>2.456.150.478,81<text:s/></text:p>
          </table:table-cell>
          <table:table-cell office:value-type="float" office:value="9567033303.1937046" table:style-name="ce20">
            <text:p><text:s/>9.567.033.303,19<text:s/></text:p>
          </table:table-cell>
          <table:table-cell office:value-type="float" office:value="2032899006.6224992" table:style-name="ce20">
            <text:p><text:s/>2.032.899.006,62<text:s/></text:p>
          </table:table-cell>
          <table:table-cell office:value-type="float" office:value="2042589702.847734" table:style-name="ce20">
            <text:p><text:s/>2.042.589.702,85<text:s/></text:p>
          </table:table-cell>
          <table:table-cell office:value-type="float" office:value="740998842.8768189" table:style-name="ce20">
            <text:p><text:s/>740.998.842,88<text:s/></text:p>
          </table:table-cell>
          <table:table-cell office:value-type="float" office:value="8091858776.0577221" table:style-name="ce20">
            <text:p><text:s/>8.091.858.776,06<text:s/></text:p>
          </table:table-cell>
          <table:table-cell office:value-type="float" office:value="760591105.50951684" table:style-name="ce20">
            <text:p><text:s/>760.591.105,51<text:s/></text:p>
          </table:table-cell>
          <table:table-cell office:value-type="float" office:value="1157873549.0495288" table:style-name="ce20">
            <text:p><text:s/>1.157.873.549,05<text:s/></text:p>
          </table:table-cell>
          <table:table-cell office:value-type="float" office:value="1189278857.8441646" table:style-name="ce20">
            <text:p><text:s/>1.189.278.857,84<text:s/></text:p>
          </table:table-cell>
          <table:table-cell office:value-type="float" office:value="656055210.44096518" table:style-name="ce20">
            <text:p><text:s/>656.055.210,44<text:s/></text:p>
          </table:table-cell>
          <table:table-cell office:value-type="float" office:value="2326653481.9023094" table:style-name="ce20">
            <text:p><text:s/>2.326.653.481,90<text:s/></text:p>
          </table:table-cell>
          <table:table-cell office:value-type="float" office:value="413759168.53226721" table:style-name="ce20">
            <text:p><text:s/>413.759.168,53<text:s/></text:p>
          </table:table-cell>
          <table:table-cell office:value-type="float" office:value="5950954068.4519787" table:style-name="ce20">
            <text:p><text:s/>5.950.954.068,45<text:s/></text:p>
          </table:table-cell>
          <table:table-cell office:value-type="float" office:value="18925526299.605831" table:style-name="ce20">
            <text:p><text:s/>18.925.526.299,61<text:s/></text:p>
          </table:table-cell>
          <table:table-cell office:value-type="float" office:value="608804141.84794402" table:style-name="ce20">
            <text:p><text:s/>608.804.141,85<text:s/></text:p>
          </table:table-cell>
          <table:table-cell office:value-type="float" office:value="689847594.17162824" table:style-name="ce20">
            <text:p><text:s/>689.847.594,17<text:s/></text:p>
          </table:table-cell>
          <table:table-cell office:value-type="float" office:value="102705059.10549808" table:style-name="ce20">
            <text:p><text:s/>102.705.059,11<text:s/></text:p>
          </table:table-cell>
          <table:table-cell office:value-type="float" office:value="5771204092.3991032" table:style-name="ce20">
            <text:p><text:s/>5.771.204.092,40<text:s/></text:p>
          </table:table-cell>
          <table:table-cell office:value-type="float" office:value="6939902785.3840418" table:style-name="ce20">
            <text:p><text:s/>6.939.902.785,38<text:s/></text:p>
          </table:table-cell>
          <table:table-cell office:value-type="float" office:value="419269952.65158612" table:style-name="ce20">
            <text:p><text:s/>419.269.952,65<text:s/></text:p>
          </table:table-cell>
          <table:table-cell office:value-type="float" office:value="48732733634.360596" table:style-name="ce20">
            <text:p><text:s/>48.732.733.634,36<text:s/></text:p>
          </table:table-cell>
          <table:table-cell office:value-type="float" office:value="270386935.57047474" table:style-name="ce20">
            <text:p><text:s/>270.386.935,57<text:s/></text:p>
          </table:table-cell>
          <table:table-cell office:value-type="float" office:value="124692725069.73999" table:style-name="ce21">
            <text:p><text:s/>124.692.725.069,74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26586.03574659419" table:style-name="ce26">
            <text:p><text:s/>726.586,04<text:s/></text:p>
          </table:table-cell>
          <table:table-cell office:value-type="float" office:value="2807005.2028100756" table:style-name="ce26">
            <text:p><text:s/>2.807.005,20<text:s/></text:p>
          </table:table-cell>
          <table:table-cell office:value-type="float" office:value="2730048.6924971724" table:style-name="ce26">
            <text:p><text:s/>2.730.048,69<text:s/></text:p>
          </table:table-cell>
          <table:table-cell office:value-type="float" office:value="521039.89653798827" table:style-name="ce26">
            <text:p><text:s/>521.039,90<text:s/></text:p>
          </table:table-cell>
          <table:table-cell office:value-type="float" office:value="7411962.950926953" table:style-name="ce26">
            <text:p><text:s/>7.411.962,95<text:s/></text:p>
          </table:table-cell>
          <table:table-cell office:value-type="float" office:value="32382223.0716791" table:style-name="ce26">
            <text:p><text:s/>32.382.223,07<text:s/></text:p>
          </table:table-cell>
          <table:table-cell office:value-type="float" office:value="9835970.6958483942" table:style-name="ce26">
            <text:p><text:s/>9.835.970,70<text:s/></text:p>
          </table:table-cell>
          <table:table-cell office:value-type="float" office:value="6141271.8174435738" table:style-name="ce26">
            <text:p><text:s/>6.141.271,82<text:s/></text:p>
          </table:table-cell>
          <table:table-cell office:value-type="float" office:value="6655241.4051718265" table:style-name="ce26">
            <text:p><text:s/>6.655.241,41<text:s/></text:p>
          </table:table-cell>
          <table:table-cell office:value-type="float" office:value="2856159.9931162102" table:style-name="ce26">
            <text:p><text:s/>2.856.159,99<text:s/></text:p>
          </table:table-cell>
          <table:table-cell office:value-type="float" office:value="29965731.050203137" table:style-name="ce26">
            <text:p><text:s/>29.965.731,05<text:s/></text:p>
          </table:table-cell>
          <table:table-cell office:value-type="float" office:value="5607359.8806336205" table:style-name="ce26">
            <text:p><text:s/>5.607.359,88<text:s/></text:p>
          </table:table-cell>
          <table:table-cell office:value-type="float" office:value="4191871.845340386" table:style-name="ce26">
            <text:p><text:s/>4.191.871,85<text:s/></text:p>
          </table:table-cell>
          <table:table-cell office:value-type="float" office:value="4574131.3134087753" table:style-name="ce26">
            <text:p><text:s/>4.574.131,31<text:s/></text:p>
          </table:table-cell>
          <table:table-cell office:value-type="float" office:value="2600468.8808415788" table:style-name="ce26">
            <text:p><text:s/>2.600.468,88<text:s/></text:p>
          </table:table-cell>
          <table:table-cell office:value-type="float" office:value="7246024.3416526355" table:style-name="ce26">
            <text:p><text:s/>7.246.024,34<text:s/></text:p>
          </table:table-cell>
          <table:table-cell office:value-type="float" office:value="1515976.4474004565" table:style-name="ce26">
            <text:p><text:s/>1.515.976,45<text:s/></text:p>
          </table:table-cell>
          <table:table-cell office:value-type="float" office:value="19079318.29255667" table:style-name="ce26">
            <text:p><text:s/>19.079.318,29<text:s/></text:p>
          </table:table-cell>
          <table:table-cell office:value-type="float" office:value="2774302152.2782412" table:style-name="ce26">
            <text:p><text:s/>2.774.302.152,28<text:s/></text:p>
          </table:table-cell>
          <table:table-cell office:value-type="float" office:value="9507976.0434880145" table:style-name="ce26">
            <text:p><text:s/>9.507.976,04<text:s/></text:p>
          </table:table-cell>
          <table:table-cell office:value-type="float" office:value="1110355.3767801221" table:style-name="ce26">
            <text:p><text:s/>1.110.355,38<text:s/></text:p>
          </table:table-cell>
          <table:table-cell office:value-type="float" office:value="356356.62906784407" table:style-name="ce26">
            <text:p><text:s/>356.356,63<text:s/></text:p>
          </table:table-cell>
          <table:table-cell office:value-type="float" office:value="20010974.629402731" table:style-name="ce26">
            <text:p><text:s/>20.010.974,63<text:s/></text:p>
          </table:table-cell>
          <table:table-cell office:value-type="float" office:value="15461986.686858263" table:style-name="ce26">
            <text:p><text:s/>15.461.986,69<text:s/></text:p>
          </table:table-cell>
          <table:table-cell office:value-type="float" office:value="1683903.1294115302" table:style-name="ce26">
            <text:p><text:s/>1.683.903,13<text:s/></text:p>
          </table:table-cell>
          <table:table-cell office:value-type="float" office:value="83743584.235197514" table:style-name="ce26">
            <text:p><text:s/>83.743.584,24<text:s/></text:p>
          </table:table-cell>
          <table:table-cell office:value-type="float" office:value="1407181.2677373132" table:style-name="ce26">
            <text:p><text:s/>1.407.181,27<text:s/></text:p>
          </table:table-cell>
          <table:table-cell office:value-type="float" office:value="3054432862.0899987" table:style-name="ce27">
            <text:p><text:s/>3.054.432.862,09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26496397.55486374" table:style-name="ce20">
            <text:p><text:s/>126.496.397,55<text:s/></text:p>
          </table:table-cell>
          <table:table-cell office:value-type="float" office:value="441363243.59761441" table:style-name="ce20">
            <text:p><text:s/>441.363.243,60<text:s/></text:p>
          </table:table-cell>
          <table:table-cell office:value-type="float" office:value="1447606942.0880904" table:style-name="ce20">
            <text:p><text:s/>1.447.606.942,09<text:s/></text:p>
          </table:table-cell>
          <table:table-cell office:value-type="float" office:value="97204806.063052207" table:style-name="ce20">
            <text:p><text:s/>97.204.806,06<text:s/></text:p>
          </table:table-cell>
          <table:table-cell office:value-type="float" office:value="2747174275.9802904" table:style-name="ce20">
            <text:p><text:s/>2.747.174.275,98<text:s/></text:p>
          </table:table-cell>
          <table:table-cell office:value-type="float" office:value="2488532701.8803673" table:style-name="ce20">
            <text:p><text:s/>2.488.532.701,88<text:s/></text:p>
          </table:table-cell>
          <table:table-cell office:value-type="float" office:value="9576869273.8895531" table:style-name="ce20">
            <text:p><text:s/>9.576.869.273,89<text:s/></text:p>
          </table:table-cell>
          <table:table-cell office:value-type="float" office:value="2039040278.4399428" table:style-name="ce20">
            <text:p><text:s/>2.039.040.278,44<text:s/></text:p>
          </table:table-cell>
          <table:table-cell office:value-type="float" office:value="2049244944.2529058" table:style-name="ce20">
            <text:p><text:s/>2.049.244.944,25<text:s/></text:p>
          </table:table-cell>
          <table:table-cell office:value-type="float" office:value="743855002.86993515" table:style-name="ce20">
            <text:p><text:s/>743.855.002,87<text:s/></text:p>
          </table:table-cell>
          <table:table-cell office:value-type="float" office:value="8121824507.1079254" table:style-name="ce20">
            <text:p><text:s/>8.121.824.507,11<text:s/></text:p>
          </table:table-cell>
          <table:table-cell office:value-type="float" office:value="766198465.39015043" table:style-name="ce20">
            <text:p><text:s/>766.198.465,39<text:s/></text:p>
          </table:table-cell>
          <table:table-cell office:value-type="float" office:value="1162065420.8948693" table:style-name="ce20">
            <text:p><text:s/>1.162.065.420,89<text:s/></text:p>
          </table:table-cell>
          <table:table-cell office:value-type="float" office:value="1193852989.1575735" table:style-name="ce20">
            <text:p><text:s/>1.193.852.989,16<text:s/></text:p>
          </table:table-cell>
          <table:table-cell office:value-type="float" office:value="658655679.32180679" table:style-name="ce20">
            <text:p><text:s/>658.655.679,32<text:s/></text:p>
          </table:table-cell>
          <table:table-cell office:value-type="float" office:value="2333899506.2439623" table:style-name="ce20">
            <text:p><text:s/>2.333.899.506,24<text:s/></text:p>
          </table:table-cell>
          <table:table-cell office:value-type="float" office:value="415275144.97966766" table:style-name="ce20">
            <text:p><text:s/>415.275.144,98<text:s/></text:p>
          </table:table-cell>
          <table:table-cell office:value-type="float" office:value="5970033386.7445354" table:style-name="ce20">
            <text:p><text:s/>5.970.033.386,74<text:s/></text:p>
          </table:table-cell>
          <table:table-cell office:value-type="float" office:value="21699828451.884071" table:style-name="ce20">
            <text:p><text:s/>21.699.828.451,88<text:s/></text:p>
          </table:table-cell>
          <table:table-cell office:value-type="float" office:value="618312117.89143205" table:style-name="ce20">
            <text:p><text:s/>618.312.117,89<text:s/></text:p>
          </table:table-cell>
          <table:table-cell office:value-type="float" office:value="690957949.54840839" table:style-name="ce20">
            <text:p><text:s/>690.957.949,55<text:s/></text:p>
          </table:table-cell>
          <table:table-cell office:value-type="float" office:value="103061415.73456591" table:style-name="ce20">
            <text:p><text:s/>103.061.415,73<text:s/></text:p>
          </table:table-cell>
          <table:table-cell office:value-type="float" office:value="5791215067.0285063" table:style-name="ce20">
            <text:p><text:s/>5.791.215.067,03<text:s/></text:p>
          </table:table-cell>
          <table:table-cell office:value-type="float" office:value="6955364772.0709" table:style-name="ce20">
            <text:p><text:s/>6.955.364.772,07<text:s/></text:p>
          </table:table-cell>
          <table:table-cell office:value-type="float" office:value="420953855.78099763" table:style-name="ce20">
            <text:p><text:s/>420.953.855,78<text:s/></text:p>
          </table:table-cell>
          <table:table-cell office:value-type="float" office:value="48816477218.595795" table:style-name="ce20">
            <text:p><text:s/>48.816.477.218,60<text:s/></text:p>
          </table:table-cell>
          <table:table-cell office:value-type="float" office:value="271794116.83821207" table:style-name="ce20">
            <text:p><text:s/>271.794.116,84<text:s/></text:p>
          </table:table-cell>
          <table:table-cell office:value-type="float" office:value="127747157931.82999" table:style-name="ce21">
            <text:p><text:s/>127.747.157.931,83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ário Vieira Cunha</meta:initial-creator>
    <dc:creator>Mario Vieira Cunha</dc:creator>
    <meta:creation-date>2004-03-11T18:47:37Z</meta:creation-date>
    <dc:date>2021-03-15T14:23:22Z</dc:date>
    <meta:print-date>2011-05-12T16:46:54Z</meta:print-date>
    <meta:editing-cycles>44</meta:editing-cycles>
    <meta:editing-duration>PT4572S</meta:editing-duration>
  </office:meta>
</office:document-meta>
</file>